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0.9862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9146in"/>
    </style:style>
    <style:style style:name="co4" style:family="table-column">
      <style:table-column-properties fo:break-before="auto" style:column-width="0.9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end" fo:margin-left="0in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number-columns-repeated="10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cse04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Dijkstra</text:p>
          </table:table-cell>
          <table:table-cell/>
          <table:table-cell office:value-type="string" calcext:value-type="string">
            <text:p>Trial 1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Trial 4</text:p>
          </table:table-cell>
          <table:table-cell office:value-type="string" calcext:value-type="string">
            <text:p>Trial 5</text:p>
          </table:table-cell>
          <table:table-cell office:value-type="string" calcext:value-type="string">
            <text:p>Trial 6</text:p>
          </table:table-cell>
          <table:table-cell office:value-type="string" calcext:value-type="string">
            <text:p>Trial 7</text:p>
          </table:table-cell>
          <table:table-cell office:value-type="string" calcext:value-type="string">
            <text:p>Trial 8</text:p>
          </table:table-cell>
          <table:table-cell office:value-type="string" calcext:value-type="string">
            <text:p>Trial 9</text:p>
          </table:table-cell>
          <table:table-cell office:value-type="string" calcext:value-type="string">
            <text:p>Trial 10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206893" calcext:value-type="float">
            <text:p>0.00206893</text:p>
          </table:table-cell>
          <table:table-cell office:value-type="float" office:value="0.002101033" calcext:value-type="float">
            <text:p>0.002101033</text:p>
          </table:table-cell>
          <table:table-cell office:value-type="float" office:value="0.004287017" calcext:value-type="float">
            <text:p>0.004287017</text:p>
          </table:table-cell>
          <table:table-cell office:value-type="float" office:value="0.002379027" calcext:value-type="float">
            <text:p>0.002379027</text:p>
          </table:table-cell>
          <table:table-cell office:value-type="float" office:value="0.002148839" calcext:value-type="float">
            <text:p>0.002148839</text:p>
          </table:table-cell>
          <table:table-cell office:value-type="float" office:value="0.002064353" calcext:value-type="float">
            <text:p>0.002064353</text:p>
          </table:table-cell>
          <table:table-cell office:value-type="float" office:value="0.002040455" calcext:value-type="float">
            <text:p>0.002040455</text:p>
          </table:table-cell>
          <table:table-cell office:value-type="float" office:value="0.001935679" calcext:value-type="float">
            <text:p>0.001935679</text:p>
          </table:table-cell>
          <table:table-cell office:value-type="float" office:value="0.002037445" calcext:value-type="float">
            <text:p>0.002037445</text:p>
          </table:table-cell>
          <table:table-cell office:value-type="float" office:value="0.002075571" calcext:value-type="float">
            <text:p>0.002075571</text:p>
          </table:table-cell>
          <table:table-cell table:formula="of:=AVERAGE([.C3:.L3])" office:value-type="float" office:value="0.0023138349" calcext:value-type="float">
            <text:p>0.0023138349</text:p>
          </table:table-cell>
        </table:table-row>
        <table:table-row table:style-name="ro1">
          <table:table-cell/>
          <table:table-cell table:formula="of:=[.B3]+33" office:value-type="float" office:value="83" calcext:value-type="float">
            <text:p>83</text:p>
          </table:table-cell>
          <table:table-cell office:value-type="float" office:value="0.008516696" calcext:value-type="float">
            <text:p>0.008516696</text:p>
          </table:table-cell>
          <table:table-cell office:value-type="float" office:value="0.007470825" calcext:value-type="float">
            <text:p>0.007470825</text:p>
          </table:table-cell>
          <table:table-cell office:value-type="float" office:value="0.007039141" calcext:value-type="float">
            <text:p>0.007039141</text:p>
          </table:table-cell>
          <table:table-cell office:value-type="float" office:value="0.008129298" calcext:value-type="float">
            <text:p>0.008129298</text:p>
          </table:table-cell>
          <table:table-cell office:value-type="float" office:value="0.007269259" calcext:value-type="float">
            <text:p>0.007269259</text:p>
          </table:table-cell>
          <table:table-cell office:value-type="float" office:value="0.007067149" calcext:value-type="float">
            <text:p>0.007067149</text:p>
          </table:table-cell>
          <table:table-cell office:value-type="float" office:value="0.006997043" calcext:value-type="float">
            <text:p>0.006997043</text:p>
          </table:table-cell>
          <table:table-cell office:value-type="float" office:value="0.006450377" calcext:value-type="float">
            <text:p>0.006450377</text:p>
          </table:table-cell>
          <table:table-cell office:value-type="float" office:value="0.007021457" calcext:value-type="float">
            <text:p>0.007021457</text:p>
          </table:table-cell>
          <table:table-cell office:value-type="float" office:value="0.007322818" calcext:value-type="float">
            <text:p>0.007322818</text:p>
          </table:table-cell>
          <table:table-cell table:formula="of:=AVERAGE([.C4:.L4])" office:value-type="float" office:value="0.0073284063" calcext:value-type="float">
            <text:p>0.0073284063</text:p>
          </table:table-cell>
        </table:table-row>
        <table:table-row table:style-name="ro1">
          <table:table-cell/>
          <table:table-cell table:formula="of:=[.B4]+33" office:value-type="float" office:value="116" calcext:value-type="float">
            <text:p>116</text:p>
          </table:table-cell>
          <table:table-cell office:value-type="float" office:value="0.016399399" calcext:value-type="float">
            <text:p>0.016399399</text:p>
          </table:table-cell>
          <table:table-cell office:value-type="float" office:value="0.01674234" calcext:value-type="float">
            <text:p>0.01674234</text:p>
          </table:table-cell>
          <table:table-cell office:value-type="float" office:value="0.016273357" calcext:value-type="float">
            <text:p>0.016273357</text:p>
          </table:table-cell>
          <table:table-cell office:value-type="float" office:value="0.016325629" calcext:value-type="float">
            <text:p>0.016325629</text:p>
          </table:table-cell>
          <table:table-cell office:value-type="float" office:value="0.016554067" calcext:value-type="float">
            <text:p>0.016554067</text:p>
          </table:table-cell>
          <table:table-cell office:value-type="float" office:value="0.016634389" calcext:value-type="float">
            <text:p>0.016634389</text:p>
          </table:table-cell>
          <table:table-cell office:value-type="float" office:value="0.016268577" calcext:value-type="float">
            <text:p>0.016268577</text:p>
          </table:table-cell>
          <table:table-cell office:value-type="float" office:value="0.015790358" calcext:value-type="float">
            <text:p>0.015790358</text:p>
          </table:table-cell>
          <table:table-cell office:value-type="float" office:value="0.01630227" calcext:value-type="float">
            <text:p>0.01630227</text:p>
          </table:table-cell>
          <table:table-cell office:value-type="float" office:value="0.016206147" calcext:value-type="float">
            <text:p>0.016206147</text:p>
          </table:table-cell>
          <table:table-cell table:formula="of:=AVERAGE([.C5:.L5])" office:value-type="float" office:value="0.0163496533" calcext:value-type="float">
            <text:p>0.0163496533</text:p>
          </table:table-cell>
        </table:table-row>
        <table:table-row table:style-name="ro1">
          <table:table-cell/>
          <table:table-cell table:formula="of:=[.B5]+33" office:value-type="float" office:value="149" calcext:value-type="float">
            <text:p>149</text:p>
          </table:table-cell>
          <table:table-cell office:value-type="float" office:value="0.030909642" calcext:value-type="float">
            <text:p>0.030909642</text:p>
          </table:table-cell>
          <table:table-cell office:value-type="float" office:value="0.032133992" calcext:value-type="float">
            <text:p>0.032133992</text:p>
          </table:table-cell>
          <table:table-cell office:value-type="float" office:value="0.030619401" calcext:value-type="float">
            <text:p>0.030619401</text:p>
          </table:table-cell>
          <table:table-cell office:value-type="float" office:value="0.030826658" calcext:value-type="float">
            <text:p>0.030826658</text:p>
          </table:table-cell>
          <table:table-cell office:value-type="float" office:value="0.031318902" calcext:value-type="float">
            <text:p>0.031318902</text:p>
          </table:table-cell>
          <table:table-cell office:value-type="float" office:value="0.030998983" calcext:value-type="float">
            <text:p>0.030998983</text:p>
          </table:table-cell>
          <table:table-cell office:value-type="float" office:value="0.032007229" calcext:value-type="float">
            <text:p>0.032007229</text:p>
          </table:table-cell>
          <table:table-cell office:value-type="float" office:value="0.028709083" calcext:value-type="float">
            <text:p>0.028709083</text:p>
          </table:table-cell>
          <table:table-cell office:value-type="float" office:value="0.030713956" calcext:value-type="float">
            <text:p>0.030713956</text:p>
          </table:table-cell>
          <table:table-cell office:value-type="float" office:value="0.030675024" calcext:value-type="float">
            <text:p>0.030675024</text:p>
          </table:table-cell>
          <table:table-cell table:formula="of:=AVERAGE([.C6:.L6])" office:value-type="float" office:value="0.030891287" calcext:value-type="float">
            <text:p>0.030891287</text:p>
          </table:table-cell>
        </table:table-row>
        <table:table-row table:style-name="ro1">
          <table:table-cell/>
          <table:table-cell table:formula="of:=[.B6]+33" office:value-type="float" office:value="182" calcext:value-type="float">
            <text:p>182</text:p>
          </table:table-cell>
          <table:table-cell office:value-type="float" office:value="0.051558085" calcext:value-type="float">
            <text:p>0.051558085</text:p>
          </table:table-cell>
          <table:table-cell office:value-type="float" office:value="0.052945826" calcext:value-type="float">
            <text:p>0.052945826</text:p>
          </table:table-cell>
          <table:table-cell office:value-type="float" office:value="0.050988531" calcext:value-type="float">
            <text:p>0.050988531</text:p>
          </table:table-cell>
          <table:table-cell office:value-type="float" office:value="0.051671334" calcext:value-type="float">
            <text:p>0.051671334</text:p>
          </table:table-cell>
          <table:table-cell office:value-type="float" office:value="0.052135338" calcext:value-type="float">
            <text:p>0.052135338</text:p>
          </table:table-cell>
          <table:table-cell office:value-type="float" office:value="0.05173715" calcext:value-type="float">
            <text:p>0.05173715</text:p>
          </table:table-cell>
          <table:table-cell office:value-type="float" office:value="0.051508613" calcext:value-type="float">
            <text:p>0.051508613</text:p>
          </table:table-cell>
          <table:table-cell office:value-type="float" office:value="0.046428094" calcext:value-type="float">
            <text:p>0.046428094</text:p>
          </table:table-cell>
          <table:table-cell office:value-type="float" office:value="0.051238448" calcext:value-type="float">
            <text:p>0.051238448</text:p>
          </table:table-cell>
          <table:table-cell office:value-type="float" office:value="0.051329493" calcext:value-type="float">
            <text:p>0.051329493</text:p>
          </table:table-cell>
          <table:table-cell table:formula="of:=AVERAGE([.C7:.L7])" office:value-type="float" office:value="0.0511540912" calcext:value-type="float">
            <text:p>0.0511540912</text:p>
          </table:table-cell>
        </table:table-row>
        <table:table-row table:style-name="ro1">
          <table:table-cell/>
          <table:table-cell table:formula="of:=[.B7]+33" office:value-type="float" office:value="215" calcext:value-type="float">
            <text:p>215</text:p>
          </table:table-cell>
          <table:table-cell office:value-type="float" office:value="0.080109562" calcext:value-type="float">
            <text:p>0.080109562</text:p>
          </table:table-cell>
          <table:table-cell office:value-type="float" office:value="0.081213036" calcext:value-type="float">
            <text:p>0.081213036</text:p>
          </table:table-cell>
          <table:table-cell office:value-type="float" office:value="0.079363211" calcext:value-type="float">
            <text:p>0.079363211</text:p>
          </table:table-cell>
          <table:table-cell office:value-type="float" office:value="0.080546576" calcext:value-type="float">
            <text:p>0.080546576</text:p>
          </table:table-cell>
          <table:table-cell office:value-type="float" office:value="0.081445715" calcext:value-type="float">
            <text:p>0.081445715</text:p>
          </table:table-cell>
          <table:table-cell office:value-type="float" office:value="0.080586954" calcext:value-type="float">
            <text:p>0.080586954</text:p>
          </table:table-cell>
          <table:table-cell office:value-type="float" office:value="0.078888392" calcext:value-type="float">
            <text:p>0.078888392</text:p>
          </table:table-cell>
          <table:table-cell office:value-type="float" office:value="0.074698549" calcext:value-type="float">
            <text:p>0.074698549</text:p>
          </table:table-cell>
          <table:table-cell office:value-type="float" office:value="0.078692658" calcext:value-type="float">
            <text:p>0.078692658</text:p>
          </table:table-cell>
          <table:table-cell office:value-type="float" office:value="0.081202339" calcext:value-type="float">
            <text:p>0.081202339</text:p>
          </table:table-cell>
          <table:table-cell table:formula="of:=AVERAGE([.C8:.L8])" office:value-type="float" office:value="0.0796746992" calcext:value-type="float">
            <text:p>0.0796746992</text:p>
          </table:table-cell>
        </table:table-row>
        <table:table-row table:style-name="ro1">
          <table:table-cell/>
          <table:table-cell table:formula="of:=[.B8]+33" office:value-type="float" office:value="248" calcext:value-type="float">
            <text:p>248</text:p>
          </table:table-cell>
          <table:table-cell office:value-type="float" office:value="0.116802676" calcext:value-type="float">
            <text:p>0.116802676</text:p>
          </table:table-cell>
          <table:table-cell office:value-type="float" office:value="0.1175655" calcext:value-type="float">
            <text:p>0.1175655</text:p>
          </table:table-cell>
          <table:table-cell office:value-type="float" office:value="0.116006072" calcext:value-type="float">
            <text:p>0.116006072</text:p>
          </table:table-cell>
          <table:table-cell office:value-type="float" office:value="0.117061553" calcext:value-type="float">
            <text:p>0.117061553</text:p>
          </table:table-cell>
          <table:table-cell office:value-type="float" office:value="0.121158705" calcext:value-type="float">
            <text:p>0.121158705</text:p>
          </table:table-cell>
          <table:table-cell office:value-type="float" office:value="0.114935995" calcext:value-type="float">
            <text:p>0.114935995</text:p>
          </table:table-cell>
          <table:table-cell office:value-type="float" office:value="0.117017071" calcext:value-type="float">
            <text:p>0.117017071</text:p>
          </table:table-cell>
          <table:table-cell office:value-type="float" office:value="0.10635063" calcext:value-type="float">
            <text:p>0.10635063</text:p>
          </table:table-cell>
          <table:table-cell office:value-type="float" office:value="0.115148921" calcext:value-type="float">
            <text:p>0.115148921</text:p>
          </table:table-cell>
          <table:table-cell office:value-type="float" office:value="0.116068877" calcext:value-type="float">
            <text:p>0.116068877</text:p>
          </table:table-cell>
          <table:table-cell table:formula="of:=AVERAGE([.C9:.L9])" office:value-type="float" office:value="0.1158116" calcext:value-type="float">
            <text:p>0.1158116</text:p>
          </table:table-cell>
        </table:table-row>
        <table:table-row table:style-name="ro1">
          <table:table-cell/>
          <table:table-cell table:formula="of:=[.B9]+33" office:value-type="float" office:value="281" calcext:value-type="float">
            <text:p>281</text:p>
          </table:table-cell>
          <table:table-cell office:value-type="float" office:value="0.16400096" calcext:value-type="float">
            <text:p>0.16400096</text:p>
          </table:table-cell>
          <table:table-cell office:value-type="float" office:value="0.16390985" calcext:value-type="float">
            <text:p>0.16390985</text:p>
          </table:table-cell>
          <table:table-cell office:value-type="float" office:value="0.16059845" calcext:value-type="float">
            <text:p>0.16059845</text:p>
          </table:table-cell>
          <table:table-cell office:value-type="float" office:value="0.162287563" calcext:value-type="float">
            <text:p>0.162287563</text:p>
          </table:table-cell>
          <table:table-cell office:value-type="float" office:value="0.173543135" calcext:value-type="float">
            <text:p>0.173543135</text:p>
          </table:table-cell>
          <table:table-cell office:value-type="float" office:value="0.160932005" calcext:value-type="float">
            <text:p>0.160932005</text:p>
          </table:table-cell>
          <table:table-cell office:value-type="float" office:value="0.16357585" calcext:value-type="float">
            <text:p>0.16357585</text:p>
          </table:table-cell>
          <table:table-cell office:value-type="float" office:value="0.15117542" calcext:value-type="float">
            <text:p>0.15117542</text:p>
          </table:table-cell>
          <table:table-cell office:value-type="float" office:value="0.160062185" calcext:value-type="float">
            <text:p>0.160062185</text:p>
          </table:table-cell>
          <table:table-cell office:value-type="float" office:value="0.164306642" calcext:value-type="float">
            <text:p>0.164306642</text:p>
          </table:table-cell>
          <table:table-cell table:formula="of:=AVERAGE([.C10:.L10])" office:value-type="float" office:value="0.162439206" calcext:value-type="float">
            <text:p>0.162439206</text:p>
          </table:table-cell>
        </table:table-row>
        <table:table-row table:style-name="ro1">
          <table:table-cell/>
          <table:table-cell table:formula="of:=[.B10]+33" office:value-type="float" office:value="314" calcext:value-type="float">
            <text:p>314</text:p>
          </table:table-cell>
          <table:table-cell office:value-type="float" office:value="0.21948345" calcext:value-type="float">
            <text:p>0.21948345</text:p>
          </table:table-cell>
          <table:table-cell office:value-type="float" office:value="0.220753206" calcext:value-type="float">
            <text:p>0.220753206</text:p>
          </table:table-cell>
          <table:table-cell office:value-type="float" office:value="0.218083813" calcext:value-type="float">
            <text:p>0.218083813</text:p>
          </table:table-cell>
          <table:table-cell office:value-type="float" office:value="0.216576797" calcext:value-type="float">
            <text:p>0.216576797</text:p>
          </table:table-cell>
          <table:table-cell office:value-type="float" office:value="0.221603569" calcext:value-type="float">
            <text:p>0.221603569</text:p>
          </table:table-cell>
          <table:table-cell office:value-type="float" office:value="0.217213304" calcext:value-type="float">
            <text:p>0.217213304</text:p>
          </table:table-cell>
          <table:table-cell office:value-type="float" office:value="0.220071485" calcext:value-type="float">
            <text:p>0.220071485</text:p>
          </table:table-cell>
          <table:table-cell office:value-type="float" office:value="0.212982241" calcext:value-type="float">
            <text:p>0.212982241</text:p>
          </table:table-cell>
          <table:table-cell office:value-type="float" office:value="0.215923778" calcext:value-type="float">
            <text:p>0.215923778</text:p>
          </table:table-cell>
          <table:table-cell office:value-type="float" office:value="0.222270452" calcext:value-type="float">
            <text:p>0.222270452</text:p>
          </table:table-cell>
          <table:table-cell table:formula="of:=AVERAGE([.C11:.L11])" office:value-type="float" office:value="0.2184962095" calcext:value-type="float">
            <text:p>0.2184962095</text:p>
          </table:table-cell>
        </table:table-row>
        <table:table-row table:style-name="ro1">
          <table:table-cell/>
          <table:table-cell table:formula="of:=[.B11]+33" office:value-type="float" office:value="347" calcext:value-type="float">
            <text:p>347</text:p>
          </table:table-cell>
          <table:table-cell office:value-type="float" office:value="0.282606666" calcext:value-type="float">
            <text:p>0.282606666</text:p>
          </table:table-cell>
          <table:table-cell office:value-type="float" office:value="0.290185793" calcext:value-type="float">
            <text:p>0.290185793</text:p>
          </table:table-cell>
          <table:table-cell office:value-type="float" office:value="0.285800373" calcext:value-type="float">
            <text:p>0.285800373</text:p>
          </table:table-cell>
          <table:table-cell office:value-type="float" office:value="0.283095738" calcext:value-type="float">
            <text:p>0.283095738</text:p>
          </table:table-cell>
          <table:table-cell office:value-type="float" office:value="0.291991285" calcext:value-type="float">
            <text:p>0.291991285</text:p>
          </table:table-cell>
          <table:table-cell office:value-type="float" office:value="0.289896651" calcext:value-type="float">
            <text:p>0.289896651</text:p>
          </table:table-cell>
          <table:table-cell office:value-type="float" office:value="0.285909683" calcext:value-type="float">
            <text:p>0.285909683</text:p>
          </table:table-cell>
          <table:table-cell office:value-type="float" office:value="0.268517507" calcext:value-type="float">
            <text:p>0.268517507</text:p>
          </table:table-cell>
          <table:table-cell office:value-type="float" office:value="0.286493962" calcext:value-type="float">
            <text:p>0.286493962</text:p>
          </table:table-cell>
          <table:table-cell office:value-type="float" office:value="0.285949147" calcext:value-type="float">
            <text:p>0.285949147</text:p>
          </table:table-cell>
          <table:table-cell table:formula="of:=AVERAGE([.C12:.L12])" office:value-type="float" office:value="0.2850446805" calcext:value-type="float">
            <text:p>0.2850446805</text:p>
          </table:table-cell>
        </table:table-row>
        <table:table-row table:style-name="ro1">
          <table:table-cell/>
          <table:table-cell table:formula="of:=[.B12]+33" office:value-type="float" office:value="380" calcext:value-type="float">
            <text:p>380</text:p>
          </table:table-cell>
          <table:table-cell office:value-type="float" office:value="0.363604415" calcext:value-type="float">
            <text:p>0.363604415</text:p>
          </table:table-cell>
          <table:table-cell office:value-type="float" office:value="0.365071525" calcext:value-type="float">
            <text:p>0.365071525</text:p>
          </table:table-cell>
          <table:table-cell office:value-type="float" office:value="0.364046566" calcext:value-type="float">
            <text:p>0.364046566</text:p>
          </table:table-cell>
          <table:table-cell office:value-type="float" office:value="0.362300796" calcext:value-type="float">
            <text:p>0.362300796</text:p>
          </table:table-cell>
          <table:table-cell office:value-type="float" office:value="0.36797397" calcext:value-type="float">
            <text:p>0.36797397</text:p>
          </table:table-cell>
          <table:table-cell office:value-type="float" office:value="0.366641603" calcext:value-type="float">
            <text:p>0.366641603</text:p>
          </table:table-cell>
          <table:table-cell office:value-type="float" office:value="0.374338456" calcext:value-type="float">
            <text:p>0.374338456</text:p>
          </table:table-cell>
          <table:table-cell office:value-type="float" office:value="0.343775897" calcext:value-type="float">
            <text:p>0.343775897</text:p>
          </table:table-cell>
          <table:table-cell office:value-type="float" office:value="0.364521454" calcext:value-type="float">
            <text:p>0.364521454</text:p>
          </table:table-cell>
          <table:table-cell office:value-type="float" office:value="0.365800839" calcext:value-type="float">
            <text:p>0.365800839</text:p>
          </table:table-cell>
          <table:table-cell table:formula="of:=AVERAGE([.C13:.L13])" office:value-type="float" office:value="0.3638075521" calcext:value-type="float">
            <text:p>0.3638075521</text:p>
          </table:table-cell>
        </table:table-row>
        <table:table-row table:style-name="ro1">
          <table:table-cell/>
          <table:table-cell table:formula="of:=[.B13]+33" office:value-type="float" office:value="413" calcext:value-type="float">
            <text:p>413</text:p>
          </table:table-cell>
          <table:table-cell office:value-type="float" office:value="0.452655376" calcext:value-type="float">
            <text:p>0.452655376</text:p>
          </table:table-cell>
          <table:table-cell office:value-type="float" office:value="0.454511509" calcext:value-type="float">
            <text:p>0.454511509</text:p>
          </table:table-cell>
          <table:table-cell office:value-type="float" office:value="0.462120783" calcext:value-type="float">
            <text:p>0.462120783</text:p>
          </table:table-cell>
          <table:table-cell office:value-type="float" office:value="0.453835364" calcext:value-type="float">
            <text:p>0.453835364</text:p>
          </table:table-cell>
          <table:table-cell office:value-type="float" office:value="0.457904529" calcext:value-type="float">
            <text:p>0.457904529</text:p>
          </table:table-cell>
          <table:table-cell office:value-type="float" office:value="0.426262161" calcext:value-type="float">
            <text:p>0.426262161</text:p>
          </table:table-cell>
          <table:table-cell office:value-type="float" office:value="0.522297313" calcext:value-type="float">
            <text:p>0.522297313</text:p>
          </table:table-cell>
          <table:table-cell office:value-type="float" office:value="0.430426366" calcext:value-type="float">
            <text:p>0.430426366</text:p>
          </table:table-cell>
          <table:table-cell office:value-type="float" office:value="0.4612395" calcext:value-type="float">
            <text:p>0.4612395</text:p>
          </table:table-cell>
          <table:table-cell office:value-type="float" office:value="0.465406559" calcext:value-type="float">
            <text:p>0.465406559</text:p>
          </table:table-cell>
          <table:table-cell table:formula="of:=AVERAGE([.C14:.L14])" office:value-type="float" office:value="0.458665946" calcext:value-type="float">
            <text:p>0.458665946</text:p>
          </table:table-cell>
        </table:table-row>
        <table:table-row table:style-name="ro1">
          <table:table-cell/>
          <table:table-cell table:formula="of:=[.B14]+33" office:value-type="float" office:value="446" calcext:value-type="float">
            <text:p>446</text:p>
          </table:table-cell>
          <table:table-cell office:value-type="float" office:value="0.559629888" calcext:value-type="float">
            <text:p>0.559629888</text:p>
          </table:table-cell>
          <table:table-cell office:value-type="float" office:value="0.561948443" calcext:value-type="float">
            <text:p>0.561948443</text:p>
          </table:table-cell>
          <table:table-cell office:value-type="float" office:value="0.573119381" calcext:value-type="float">
            <text:p>0.573119381</text:p>
          </table:table-cell>
          <table:table-cell office:value-type="float" office:value="0.562516799" calcext:value-type="float">
            <text:p>0.562516799</text:p>
          </table:table-cell>
          <table:table-cell office:value-type="float" office:value="0.574131536" calcext:value-type="float">
            <text:p>0.574131536</text:p>
          </table:table-cell>
          <table:table-cell office:value-type="float" office:value="0.508973001" calcext:value-type="float">
            <text:p>0.508973001</text:p>
          </table:table-cell>
          <table:table-cell office:value-type="float" office:value="0.561907259" calcext:value-type="float">
            <text:p>0.561907259</text:p>
          </table:table-cell>
          <table:table-cell office:value-type="float" office:value="0.52764948" calcext:value-type="float">
            <text:p>0.52764948</text:p>
          </table:table-cell>
          <table:table-cell office:value-type="float" office:value="0.570363316" calcext:value-type="float">
            <text:p>0.570363316</text:p>
          </table:table-cell>
          <table:table-cell office:value-type="float" office:value="0.56505425" calcext:value-type="float">
            <text:p>0.56505425</text:p>
          </table:table-cell>
          <table:table-cell table:formula="of:=AVERAGE([.C15:.L15])" office:value-type="float" office:value="0.5565293353" calcext:value-type="float">
            <text:p>0.5565293353</text:p>
          </table:table-cell>
        </table:table-row>
        <table:table-row table:style-name="ro1">
          <table:table-cell/>
          <table:table-cell table:formula="of:=[.B15]+33" office:value-type="float" office:value="479" calcext:value-type="float">
            <text:p>479</text:p>
          </table:table-cell>
          <table:table-cell office:value-type="float" office:value="0.688539061" calcext:value-type="float">
            <text:p>0.688539061</text:p>
          </table:table-cell>
          <table:table-cell office:value-type="float" office:value="0.686295628" calcext:value-type="float">
            <text:p>0.686295628</text:p>
          </table:table-cell>
          <table:table-cell office:value-type="float" office:value="0.691100825" calcext:value-type="float">
            <text:p>0.691100825</text:p>
          </table:table-cell>
          <table:table-cell office:value-type="float" office:value="0.68413189" calcext:value-type="float">
            <text:p>0.68413189</text:p>
          </table:table-cell>
          <table:table-cell office:value-type="float" office:value="0.696129959" calcext:value-type="float">
            <text:p>0.696129959</text:p>
          </table:table-cell>
          <table:table-cell office:value-type="float" office:value="0.621878194" calcext:value-type="float">
            <text:p>0.621878194</text:p>
          </table:table-cell>
          <table:table-cell office:value-type="float" office:value="0.697511953" calcext:value-type="float">
            <text:p>0.697511953</text:p>
          </table:table-cell>
          <table:table-cell office:value-type="float" office:value="0.639222573" calcext:value-type="float">
            <text:p>0.639222573</text:p>
          </table:table-cell>
          <table:table-cell office:value-type="float" office:value="0.62527556" calcext:value-type="float">
            <text:p>0.62527556</text:p>
          </table:table-cell>
          <table:table-cell office:value-type="float" office:value="0.683925045" calcext:value-type="float">
            <text:p>0.683925045</text:p>
          </table:table-cell>
          <table:table-cell table:formula="of:=AVERAGE([.C16:.L16])" office:value-type="float" office:value="0.6714010688" calcext:value-type="float">
            <text:p>0.6714010688</text:p>
          </table:table-cell>
        </table:table-row>
        <table:table-row table:style-name="ro1">
          <table:table-cell/>
          <table:table-cell table:formula="of:=[.B16]+33" office:value-type="float" office:value="512" calcext:value-type="float">
            <text:p>512</text:p>
          </table:table-cell>
          <table:table-cell office:value-type="float" office:value="0.818058746" calcext:value-type="float">
            <text:p>0.818058746</text:p>
          </table:table-cell>
          <table:table-cell office:value-type="float" office:value="0.833384862" calcext:value-type="float">
            <text:p>0.833384862</text:p>
          </table:table-cell>
          <table:table-cell office:value-type="float" office:value="0.83397307" calcext:value-type="float">
            <text:p>0.83397307</text:p>
          </table:table-cell>
          <table:table-cell office:value-type="float" office:value="0.746652193" calcext:value-type="float">
            <text:p>0.746652193</text:p>
          </table:table-cell>
          <table:table-cell office:value-type="float" office:value="0.841301875" calcext:value-type="float">
            <text:p>0.841301875</text:p>
          </table:table-cell>
          <table:table-cell office:value-type="float" office:value="0.766042594" calcext:value-type="float">
            <text:p>0.766042594</text:p>
          </table:table-cell>
          <table:table-cell office:value-type="float" office:value="0.836436808" calcext:value-type="float">
            <text:p>0.836436808</text:p>
          </table:table-cell>
          <table:table-cell office:value-type="float" office:value="0.754410756" calcext:value-type="float">
            <text:p>0.754410756</text:p>
          </table:table-cell>
          <table:table-cell office:value-type="float" office:value="0.740418478" calcext:value-type="float">
            <text:p>0.740418478</text:p>
          </table:table-cell>
          <table:table-cell office:value-type="float" office:value="0.821111085" calcext:value-type="float">
            <text:p>0.821111085</text:p>
          </table:table-cell>
          <table:table-cell table:formula="of:=AVERAGE([.C17:.L17])" office:value-type="float" office:value="0.7991790467" calcext:value-type="float">
            <text:p>0.7991790467</text:p>
          </table:table-cell>
        </table:table-row>
        <table:table-row table:style-name="ro1">
          <table:table-cell/>
          <table:table-cell table:formula="of:=[.B17]+33" office:value-type="float" office:value="545" calcext:value-type="float">
            <text:p>545</text:p>
          </table:table-cell>
          <table:table-cell office:value-type="float" office:value="0.983130818" calcext:value-type="float">
            <text:p>0.983130818</text:p>
          </table:table-cell>
          <table:table-cell office:value-type="float" office:value="0.978806159" calcext:value-type="float">
            <text:p>0.978806159</text:p>
          </table:table-cell>
          <table:table-cell office:value-type="float" office:value="0.985814222" calcext:value-type="float">
            <text:p>0.985814222</text:p>
          </table:table-cell>
          <table:table-cell office:value-type="float" office:value="0.879740858" calcext:value-type="float">
            <text:p>0.879740858</text:p>
          </table:table-cell>
          <table:table-cell office:value-type="float" office:value="0.997490682" calcext:value-type="float">
            <text:p>0.997490682</text:p>
          </table:table-cell>
          <table:table-cell office:value-type="float" office:value="0.902123983" calcext:value-type="float">
            <text:p>0.902123983</text:p>
          </table:table-cell>
          <table:table-cell office:value-type="float" office:value="1.005151733" calcext:value-type="float">
            <text:p>1.005151733</text:p>
          </table:table-cell>
          <table:table-cell office:value-type="float" office:value="0.899395244" calcext:value-type="float">
            <text:p>0.899395244</text:p>
          </table:table-cell>
          <table:table-cell office:value-type="float" office:value="0.878708082" calcext:value-type="float">
            <text:p>0.878708082</text:p>
          </table:table-cell>
          <table:table-cell office:value-type="float" office:value="0.976534158" calcext:value-type="float">
            <text:p>0.976534158</text:p>
          </table:table-cell>
          <table:table-cell table:formula="of:=AVERAGE([.C18:.L18])" office:value-type="float" office:value="0.9486895939" calcext:value-type="float">
            <text:p>0.9486895939</text:p>
          </table:table-cell>
        </table:table-row>
        <table:table-row table:style-name="ro1">
          <table:table-cell/>
          <table:table-cell table:formula="of:=[.B18]+33" office:value-type="float" office:value="578" calcext:value-type="float">
            <text:p>578</text:p>
          </table:table-cell>
          <table:table-cell office:value-type="float" office:value="1.166361903" calcext:value-type="float">
            <text:p>1.166361903</text:p>
          </table:table-cell>
          <table:table-cell office:value-type="float" office:value="1.149238233" calcext:value-type="float">
            <text:p>1.149238233</text:p>
          </table:table-cell>
          <table:table-cell office:value-type="float" office:value="1.143299351" calcext:value-type="float">
            <text:p>1.143299351</text:p>
          </table:table-cell>
          <table:table-cell office:value-type="float" office:value="1.054222101" calcext:value-type="float">
            <text:p>1.054222101</text:p>
          </table:table-cell>
          <table:table-cell office:value-type="float" office:value="1.178008251" calcext:value-type="float">
            <text:p>1.178008251</text:p>
          </table:table-cell>
          <table:table-cell office:value-type="float" office:value="1.06715567" calcext:value-type="float">
            <text:p>1.06715567</text:p>
          </table:table-cell>
          <table:table-cell office:value-type="float" office:value="1.189723418" calcext:value-type="float">
            <text:p>1.189723418</text:p>
          </table:table-cell>
          <table:table-cell office:value-type="float" office:value="1.059567482" calcext:value-type="float">
            <text:p>1.059567482</text:p>
          </table:table-cell>
          <table:table-cell office:value-type="float" office:value="1.037040739" calcext:value-type="float">
            <text:p>1.037040739</text:p>
          </table:table-cell>
          <table:table-cell office:value-type="float" office:value="1.169856859" calcext:value-type="float">
            <text:p>1.169856859</text:p>
          </table:table-cell>
          <table:table-cell table:formula="of:=AVERAGE([.C19:.L19])" office:value-type="float" office:value="1.1214474007" calcext:value-type="float">
            <text:p>1.1214474007</text:p>
          </table:table-cell>
        </table:table-row>
        <table:table-row table:style-name="ro1">
          <table:table-cell/>
          <table:table-cell table:formula="of:=[.B19]+33" office:value-type="float" office:value="611" calcext:value-type="float">
            <text:p>611</text:p>
          </table:table-cell>
          <table:table-cell office:value-type="float" office:value="1.211320845" calcext:value-type="float">
            <text:p>1.211320845</text:p>
          </table:table-cell>
          <table:table-cell office:value-type="float" office:value="1.343507758" calcext:value-type="float">
            <text:p>1.343507758</text:p>
          </table:table-cell>
          <table:table-cell office:value-type="float" office:value="1.205455927" calcext:value-type="float">
            <text:p>1.205455927</text:p>
          </table:table-cell>
          <table:table-cell office:value-type="float" office:value="1.208464536" calcext:value-type="float">
            <text:p>1.208464536</text:p>
          </table:table-cell>
          <table:table-cell office:value-type="float" office:value="1.365087537" calcext:value-type="float">
            <text:p>1.365087537</text:p>
          </table:table-cell>
          <table:table-cell office:value-type="float" office:value="1.234548543" calcext:value-type="float">
            <text:p>1.234548543</text:p>
          </table:table-cell>
          <table:table-cell office:value-type="float" office:value="1.359737963" calcext:value-type="float">
            <text:p>1.359737963</text:p>
          </table:table-cell>
          <table:table-cell office:value-type="float" office:value="1.232521923" calcext:value-type="float">
            <text:p>1.232521923</text:p>
          </table:table-cell>
          <table:table-cell office:value-type="float" office:value="1.216858343" calcext:value-type="float">
            <text:p>1.216858343</text:p>
          </table:table-cell>
          <table:table-cell office:value-type="float" office:value="1.351689024" calcext:value-type="float">
            <text:p>1.351689024</text:p>
          </table:table-cell>
          <table:table-cell table:formula="of:=AVERAGE([.C20:.L20])" office:value-type="float" office:value="1.2729192399" calcext:value-type="float">
            <text:p>1.2729192399</text:p>
          </table:table-cell>
        </table:table-row>
        <table:table-row table:style-name="ro1">
          <table:table-cell/>
          <table:table-cell table:formula="of:=[.B20]+33" office:value-type="float" office:value="644" calcext:value-type="float">
            <text:p>644</text:p>
          </table:table-cell>
          <table:table-cell office:value-type="float" office:value="1.422332525" calcext:value-type="float">
            <text:p>1.422332525</text:p>
          </table:table-cell>
          <table:table-cell office:value-type="float" office:value="1.575600347" calcext:value-type="float">
            <text:p>1.575600347</text:p>
          </table:table-cell>
          <table:table-cell office:value-type="float" office:value="1.395493115" calcext:value-type="float">
            <text:p>1.395493115</text:p>
          </table:table-cell>
          <table:table-cell office:value-type="float" office:value="1.401291392" calcext:value-type="float">
            <text:p>1.401291392</text:p>
          </table:table-cell>
          <table:table-cell office:value-type="float" office:value="1.597391515" calcext:value-type="float">
            <text:p>1.597391515</text:p>
          </table:table-cell>
          <table:table-cell office:value-type="float" office:value="1.412639477" calcext:value-type="float">
            <text:p>1.412639477</text:p>
          </table:table-cell>
          <table:table-cell office:value-type="float" office:value="1.438895698" calcext:value-type="float">
            <text:p>1.438895698</text:p>
          </table:table-cell>
          <table:table-cell office:value-type="float" office:value="1.45121816" calcext:value-type="float">
            <text:p>1.45121816</text:p>
          </table:table-cell>
          <table:table-cell office:value-type="float" office:value="1.399247104" calcext:value-type="float">
            <text:p>1.399247104</text:p>
          </table:table-cell>
          <table:table-cell office:value-type="float" office:value="1.555693169" calcext:value-type="float">
            <text:p>1.555693169</text:p>
          </table:table-cell>
          <table:table-cell table:formula="of:=AVERAGE([.C21:.L21])" office:value-type="float" office:value="1.4649802502" calcext:value-type="float">
            <text:p>1.4649802502</text:p>
          </table:table-cell>
        </table:table-row>
        <table:table-row table:style-name="ro1">
          <table:table-cell/>
          <table:table-cell table:formula="of:=[.B21]+33" office:value-type="float" office:value="677" calcext:value-type="float">
            <text:p>677</text:p>
          </table:table-cell>
          <table:table-cell office:value-type="float" office:value="1.647014803" calcext:value-type="float">
            <text:p>1.647014803</text:p>
          </table:table-cell>
          <table:table-cell office:value-type="float" office:value="1.636198202" calcext:value-type="float">
            <text:p>1.636198202</text:p>
          </table:table-cell>
          <table:table-cell office:value-type="float" office:value="1.6210054" calcext:value-type="float">
            <text:p>1.6210054</text:p>
          </table:table-cell>
          <table:table-cell office:value-type="float" office:value="1.619931865" calcext:value-type="float">
            <text:p>1.619931865</text:p>
          </table:table-cell>
          <table:table-cell office:value-type="float" office:value="1.824368729" calcext:value-type="float">
            <text:p>1.824368729</text:p>
          </table:table-cell>
          <table:table-cell office:value-type="float" office:value="1.635142867" calcext:value-type="float">
            <text:p>1.635142867</text:p>
          </table:table-cell>
          <table:table-cell office:value-type="float" office:value="1.638548385" calcext:value-type="float">
            <text:p>1.638548385</text:p>
          </table:table-cell>
          <table:table-cell office:value-type="float" office:value="1.659222995" calcext:value-type="float">
            <text:p>1.659222995</text:p>
          </table:table-cell>
          <table:table-cell office:value-type="float" office:value="1.612314087" calcext:value-type="float">
            <text:p>1.612314087</text:p>
          </table:table-cell>
          <table:table-cell office:value-type="float" office:value="1.79296696" calcext:value-type="float">
            <text:p>1.79296696</text:p>
          </table:table-cell>
          <table:table-cell table:formula="of:=AVERAGE([.C22:.L22])" office:value-type="float" office:value="1.6686714293" calcext:value-type="float">
            <text:p>1.6686714293</text:p>
          </table:table-cell>
        </table:table-row>
        <table:table-row table:style-name="ro1">
          <table:table-cell/>
          <table:table-cell table:formula="of:=[.B22]+33" office:value-type="float" office:value="710" calcext:value-type="float">
            <text:p>710</text:p>
          </table:table-cell>
          <table:table-cell office:value-type="float" office:value="1.869729982" calcext:value-type="float">
            <text:p>1.869729982</text:p>
          </table:table-cell>
          <table:table-cell office:value-type="float" office:value="1.891751222" calcext:value-type="float">
            <text:p>1.891751222</text:p>
          </table:table-cell>
          <table:table-cell office:value-type="float" office:value="1.845237121" calcext:value-type="float">
            <text:p>1.845237121</text:p>
          </table:table-cell>
          <table:table-cell office:value-type="float" office:value="1.846220467" calcext:value-type="float">
            <text:p>1.846220467</text:p>
          </table:table-cell>
          <table:table-cell office:value-type="float" office:value="1.890487542" calcext:value-type="float">
            <text:p>1.890487542</text:p>
          </table:table-cell>
          <table:table-cell office:value-type="float" office:value="1.895478436" calcext:value-type="float">
            <text:p>1.895478436</text:p>
          </table:table-cell>
          <table:table-cell office:value-type="float" office:value="1.855992869" calcext:value-type="float">
            <text:p>1.855992869</text:p>
          </table:table-cell>
          <table:table-cell office:value-type="float" office:value="1.892376486" calcext:value-type="float">
            <text:p>1.892376486</text:p>
          </table:table-cell>
          <table:table-cell office:value-type="float" office:value="1.843064804" calcext:value-type="float">
            <text:p>1.843064804</text:p>
          </table:table-cell>
          <table:table-cell office:value-type="float" office:value="2.059985476" calcext:value-type="float">
            <text:p>2.059985476</text:p>
          </table:table-cell>
          <table:table-cell table:formula="of:=AVERAGE([.C23:.L23])" office:value-type="float" office:value="1.8890324405" calcext:value-type="float">
            <text:p>1.8890324405</text:p>
          </table:table-cell>
        </table:table-row>
        <table:table-row table:style-name="ro1">
          <table:table-cell/>
          <table:table-cell table:formula="of:=[.B23]+33" office:value-type="float" office:value="743" calcext:value-type="float">
            <text:p>743</text:p>
          </table:table-cell>
          <table:table-cell office:value-type="float" office:value="2.112210499" calcext:value-type="float">
            <text:p>2.112210499</text:p>
          </table:table-cell>
          <table:table-cell office:value-type="float" office:value="2.146611674" calcext:value-type="float">
            <text:p>2.146611674</text:p>
          </table:table-cell>
          <table:table-cell office:value-type="float" office:value="2.093097952" calcext:value-type="float">
            <text:p>2.093097952</text:p>
          </table:table-cell>
          <table:table-cell office:value-type="float" office:value="2.123376594" calcext:value-type="float">
            <text:p>2.123376594</text:p>
          </table:table-cell>
          <table:table-cell office:value-type="float" office:value="2.135297407" calcext:value-type="float">
            <text:p>2.135297407</text:p>
          </table:table-cell>
          <table:table-cell office:value-type="float" office:value="2.098454032" calcext:value-type="float">
            <text:p>2.098454032</text:p>
          </table:table-cell>
          <table:table-cell office:value-type="float" office:value="2.129430894" calcext:value-type="float">
            <text:p>2.129430894</text:p>
          </table:table-cell>
          <table:table-cell office:value-type="float" office:value="2.162368123" calcext:value-type="float">
            <text:p>2.162368123</text:p>
          </table:table-cell>
          <table:table-cell office:value-type="float" office:value="2.13940685" calcext:value-type="float">
            <text:p>2.13940685</text:p>
          </table:table-cell>
          <table:table-cell office:value-type="float" office:value="2.33516891" calcext:value-type="float">
            <text:p>2.33516891</text:p>
          </table:table-cell>
          <table:table-cell table:formula="of:=AVERAGE([.C24:.L24])" office:value-type="float" office:value="2.1475422935" calcext:value-type="float">
            <text:p>2.1475422935</text:p>
          </table:table-cell>
        </table:table-row>
        <table:table-row table:style-name="ro1">
          <table:table-cell/>
          <table:table-cell table:formula="of:=[.B24]+33" office:value-type="float" office:value="776" calcext:value-type="float">
            <text:p>776</text:p>
          </table:table-cell>
          <table:table-cell office:value-type="float" office:value="2.413011468" calcext:value-type="float">
            <text:p>2.413011468</text:p>
          </table:table-cell>
          <table:table-cell office:value-type="float" office:value="2.410744548" calcext:value-type="float">
            <text:p>2.410744548</text:p>
          </table:table-cell>
          <table:table-cell office:value-type="float" office:value="2.374040147" calcext:value-type="float">
            <text:p>2.374040147</text:p>
          </table:table-cell>
          <table:table-cell office:value-type="float" office:value="2.382618865" calcext:value-type="float">
            <text:p>2.382618865</text:p>
          </table:table-cell>
          <table:table-cell office:value-type="float" office:value="2.394921058" calcext:value-type="float">
            <text:p>2.394921058</text:p>
          </table:table-cell>
          <table:table-cell office:value-type="float" office:value="2.379167498" calcext:value-type="float">
            <text:p>2.379167498</text:p>
          </table:table-cell>
          <table:table-cell office:value-type="float" office:value="2.429009619" calcext:value-type="float">
            <text:p>2.429009619</text:p>
          </table:table-cell>
          <table:table-cell office:value-type="float" office:value="2.423553744" calcext:value-type="float">
            <text:p>2.423553744</text:p>
          </table:table-cell>
          <table:table-cell office:value-type="float" office:value="2.379034765" calcext:value-type="float">
            <text:p>2.379034765</text:p>
          </table:table-cell>
          <table:table-cell office:value-type="float" office:value="2.378983694" calcext:value-type="float">
            <text:p>2.378983694</text:p>
          </table:table-cell>
          <table:table-cell table:formula="of:=AVERAGE([.C25:.L25])" office:value-type="float" office:value="2.3965085406" calcext:value-type="float">
            <text:p>2.3965085406</text:p>
          </table:table-cell>
        </table:table-row>
        <table:table-row table:style-name="ro1">
          <table:table-cell/>
          <table:table-cell table:formula="of:=[.B25]+33" office:value-type="float" office:value="809" calcext:value-type="float">
            <text:p>809</text:p>
          </table:table-cell>
          <table:table-cell office:value-type="float" office:value="2.683114124" calcext:value-type="float">
            <text:p>2.683114124</text:p>
          </table:table-cell>
          <table:table-cell office:value-type="float" office:value="2.716219358" calcext:value-type="float">
            <text:p>2.716219358</text:p>
          </table:table-cell>
          <table:table-cell office:value-type="float" office:value="2.693483754" calcext:value-type="float">
            <text:p>2.693483754</text:p>
          </table:table-cell>
          <table:table-cell office:value-type="float" office:value="2.657843244" calcext:value-type="float">
            <text:p>2.657843244</text:p>
          </table:table-cell>
          <table:table-cell office:value-type="float" office:value="2.706591385" calcext:value-type="float">
            <text:p>2.706591385</text:p>
          </table:table-cell>
          <table:table-cell office:value-type="float" office:value="2.692410051" calcext:value-type="float">
            <text:p>2.692410051</text:p>
          </table:table-cell>
          <table:table-cell office:value-type="float" office:value="2.71231441" calcext:value-type="float">
            <text:p>2.71231441</text:p>
          </table:table-cell>
          <table:table-cell office:value-type="float" office:value="2.718438393" calcext:value-type="float">
            <text:p>2.718438393</text:p>
          </table:table-cell>
          <table:table-cell office:value-type="float" office:value="2.668969162" calcext:value-type="float">
            <text:p>2.668969162</text:p>
          </table:table-cell>
          <table:table-cell office:value-type="float" office:value="2.722489913" calcext:value-type="float">
            <text:p>2.722489913</text:p>
          </table:table-cell>
          <table:table-cell table:formula="of:=AVERAGE([.C26:.L26])" office:value-type="float" office:value="2.6971873794" calcext:value-type="float">
            <text:p>2.6971873794</text:p>
          </table:table-cell>
        </table:table-row>
        <table:table-row table:style-name="ro1">
          <table:table-cell/>
          <table:table-cell table:formula="of:=[.B26]+33" office:value-type="float" office:value="842" calcext:value-type="float">
            <text:p>842</text:p>
          </table:table-cell>
          <table:table-cell office:value-type="float" office:value="3.003931074" calcext:value-type="float">
            <text:p>3.003931074</text:p>
          </table:table-cell>
          <table:table-cell office:value-type="float" office:value="3.045531739" calcext:value-type="float">
            <text:p>3.045531739</text:p>
          </table:table-cell>
          <table:table-cell office:value-type="float" office:value="3.009641726" calcext:value-type="float">
            <text:p>3.009641726</text:p>
          </table:table-cell>
          <table:table-cell office:value-type="float" office:value="3.007762519" calcext:value-type="float">
            <text:p>3.007762519</text:p>
          </table:table-cell>
          <table:table-cell office:value-type="float" office:value="3.055868197" calcext:value-type="float">
            <text:p>3.055868197</text:p>
          </table:table-cell>
          <table:table-cell office:value-type="float" office:value="3.007876363" calcext:value-type="float">
            <text:p>3.007876363</text:p>
          </table:table-cell>
          <table:table-cell office:value-type="float" office:value="3.016742568" calcext:value-type="float">
            <text:p>3.016742568</text:p>
          </table:table-cell>
          <table:table-cell office:value-type="float" office:value="3.026008531" calcext:value-type="float">
            <text:p>3.026008531</text:p>
          </table:table-cell>
          <table:table-cell office:value-type="float" office:value="2.981497216" calcext:value-type="float">
            <text:p>2.981497216</text:p>
          </table:table-cell>
          <table:table-cell office:value-type="float" office:value="3.00236852" calcext:value-type="float">
            <text:p>3.00236852</text:p>
          </table:table-cell>
          <table:table-cell table:formula="of:=AVERAGE([.C27:.L27])" office:value-type="float" office:value="3.0157228453" calcext:value-type="float">
            <text:p>3.0157228453</text:p>
          </table:table-cell>
        </table:table-row>
        <table:table-row table:style-name="ro1">
          <table:table-cell/>
          <table:table-cell table:formula="of:=[.B27]+33" office:value-type="float" office:value="875" calcext:value-type="float">
            <text:p>875</text:p>
          </table:table-cell>
          <table:table-cell office:value-type="float" office:value="3.365494553" calcext:value-type="float">
            <text:p>3.365494553</text:p>
          </table:table-cell>
          <table:table-cell office:value-type="float" office:value="3.457660926" calcext:value-type="float">
            <text:p>3.457660926</text:p>
          </table:table-cell>
          <table:table-cell office:value-type="float" office:value="3.330523778" calcext:value-type="float">
            <text:p>3.330523778</text:p>
          </table:table-cell>
          <table:table-cell office:value-type="float" office:value="3.386324644" calcext:value-type="float">
            <text:p>3.386324644</text:p>
          </table:table-cell>
          <table:table-cell office:value-type="float" office:value="3.403998973" calcext:value-type="float">
            <text:p>3.403998973</text:p>
          </table:table-cell>
          <table:table-cell office:value-type="float" office:value="3.359534975" calcext:value-type="float">
            <text:p>3.359534975</text:p>
          </table:table-cell>
          <table:table-cell office:value-type="float" office:value="3.358742766" calcext:value-type="float">
            <text:p>3.358742766</text:p>
          </table:table-cell>
          <table:table-cell office:value-type="float" office:value="3.382008438" calcext:value-type="float">
            <text:p>3.382008438</text:p>
          </table:table-cell>
          <table:table-cell office:value-type="float" office:value="3.351075325" calcext:value-type="float">
            <text:p>3.351075325</text:p>
          </table:table-cell>
          <table:table-cell office:value-type="float" office:value="3.337452657" calcext:value-type="float">
            <text:p>3.337452657</text:p>
          </table:table-cell>
          <table:table-cell table:formula="of:=AVERAGE([.C28:.L28])" office:value-type="float" office:value="3.3732817035" calcext:value-type="float">
            <text:p>3.3732817035</text:p>
          </table:table-cell>
        </table:table-row>
        <table:table-row table:style-name="ro1">
          <table:table-cell/>
          <table:table-cell table:formula="of:=[.B28]+33" office:value-type="float" office:value="908" calcext:value-type="float">
            <text:p>908</text:p>
          </table:table-cell>
          <table:table-cell office:value-type="float" office:value="3.726435051" calcext:value-type="float">
            <text:p>3.726435051</text:p>
          </table:table-cell>
          <table:table-cell office:value-type="float" office:value="3.807957228" calcext:value-type="float">
            <text:p>3.807957228</text:p>
          </table:table-cell>
          <table:table-cell office:value-type="float" office:value="3.685714656" calcext:value-type="float">
            <text:p>3.685714656</text:p>
          </table:table-cell>
          <table:table-cell office:value-type="float" office:value="3.737671295" calcext:value-type="float">
            <text:p>3.737671295</text:p>
          </table:table-cell>
          <table:table-cell office:value-type="float" office:value="3.780603522" calcext:value-type="float">
            <text:p>3.780603522</text:p>
          </table:table-cell>
          <table:table-cell office:value-type="float" office:value="3.710765189" calcext:value-type="float">
            <text:p>3.710765189</text:p>
          </table:table-cell>
          <table:table-cell office:value-type="float" office:value="3.719430845" calcext:value-type="float">
            <text:p>3.719430845</text:p>
          </table:table-cell>
          <table:table-cell office:value-type="float" office:value="3.707196686" calcext:value-type="float">
            <text:p>3.707196686</text:p>
          </table:table-cell>
          <table:table-cell office:value-type="float" office:value="3.691952818" calcext:value-type="float">
            <text:p>3.691952818</text:p>
          </table:table-cell>
          <table:table-cell office:value-type="float" office:value="3.699688896" calcext:value-type="float">
            <text:p>3.699688896</text:p>
          </table:table-cell>
          <table:table-cell table:formula="of:=AVERAGE([.C29:.L29])" office:value-type="float" office:value="3.7267416186" calcext:value-type="float">
            <text:p>3.7267416186</text:p>
          </table:table-cell>
        </table:table-row>
        <table:table-row table:style-name="ro1">
          <table:table-cell/>
          <table:table-cell table:formula="of:=[.B29]+33" office:value-type="float" office:value="941" calcext:value-type="float">
            <text:p>941</text:p>
          </table:table-cell>
          <table:table-cell office:value-type="float" office:value="4.092105912" calcext:value-type="float">
            <text:p>4.092105912</text:p>
          </table:table-cell>
          <table:table-cell office:value-type="float" office:value="4.45521304" calcext:value-type="float">
            <text:p>4.45521304</text:p>
          </table:table-cell>
          <table:table-cell office:value-type="float" office:value="4.145580147" calcext:value-type="float">
            <text:p>4.145580147</text:p>
          </table:table-cell>
          <table:table-cell office:value-type="float" office:value="4.150850243" calcext:value-type="float">
            <text:p>4.150850243</text:p>
          </table:table-cell>
          <table:table-cell office:value-type="float" office:value="4.091087799" calcext:value-type="float">
            <text:p>4.091087799</text:p>
          </table:table-cell>
          <table:table-cell office:value-type="float" office:value="4.147393593" calcext:value-type="float">
            <text:p>4.147393593</text:p>
          </table:table-cell>
          <table:table-cell office:value-type="float" office:value="4.122771048" calcext:value-type="float">
            <text:p>4.122771048</text:p>
          </table:table-cell>
          <table:table-cell office:value-type="float" office:value="4.257043068" calcext:value-type="float">
            <text:p>4.257043068</text:p>
          </table:table-cell>
          <table:table-cell office:value-type="float" office:value="4.085065815" calcext:value-type="float">
            <text:p>4.085065815</text:p>
          </table:table-cell>
          <table:table-cell office:value-type="float" office:value="4.159923982" calcext:value-type="float">
            <text:p>4.159923982</text:p>
          </table:table-cell>
          <table:table-cell table:formula="of:=AVERAGE([.C30:.L30])" office:value-type="float" office:value="4.1707034647" calcext:value-type="float">
            <text:p>4.1707034647</text:p>
          </table:table-cell>
        </table:table-row>
        <table:table-row table:style-name="ro1">
          <table:table-cell/>
          <table:table-cell table:formula="of:=[.B30]+33" office:value-type="float" office:value="974" calcext:value-type="float">
            <text:p>974</text:p>
          </table:table-cell>
          <table:table-cell office:value-type="float" office:value="4.544722934" calcext:value-type="float">
            <text:p>4.544722934</text:p>
          </table:table-cell>
          <table:table-cell office:value-type="float" office:value="5.042349882" calcext:value-type="float">
            <text:p>5.042349882</text:p>
          </table:table-cell>
          <table:table-cell office:value-type="float" office:value="4.605090866" calcext:value-type="float">
            <text:p>4.605090866</text:p>
          </table:table-cell>
          <table:table-cell office:value-type="float" office:value="4.581034811" calcext:value-type="float">
            <text:p>4.581034811</text:p>
          </table:table-cell>
          <table:table-cell office:value-type="float" office:value="4.558233594" calcext:value-type="float">
            <text:p>4.558233594</text:p>
          </table:table-cell>
          <table:table-cell office:value-type="float" office:value="4.614849636" calcext:value-type="float">
            <text:p>4.614849636</text:p>
          </table:table-cell>
          <table:table-cell office:value-type="float" office:value="4.568620889" calcext:value-type="float">
            <text:p>4.568620889</text:p>
          </table:table-cell>
          <table:table-cell office:value-type="float" office:value="4.607190314" calcext:value-type="float">
            <text:p>4.607190314</text:p>
          </table:table-cell>
          <table:table-cell office:value-type="float" office:value="4.526377813" calcext:value-type="float">
            <text:p>4.526377813</text:p>
          </table:table-cell>
          <table:table-cell office:value-type="float" office:value="4.507797683" calcext:value-type="float">
            <text:p>4.507797683</text:p>
          </table:table-cell>
          <table:table-cell table:formula="of:=AVERAGE([.C31:.L31])" office:value-type="float" office:value="4.6156268422" calcext:value-type="float">
            <text:p>4.6156268422</text:p>
          </table:table-cell>
        </table:table-row>
        <table:table-row table:style-name="ro1">
          <table:table-cell/>
          <table:table-cell table:formula="of:=[.B31]+33" office:value-type="float" office:value="1007" calcext:value-type="float">
            <text:p>1007</text:p>
          </table:table-cell>
          <table:table-cell office:value-type="float" office:value="4.984220684" calcext:value-type="float">
            <text:p>4.984220684</text:p>
          </table:table-cell>
          <table:table-cell office:value-type="float" office:value="5.496051702" calcext:value-type="float">
            <text:p>5.496051702</text:p>
          </table:table-cell>
          <table:table-cell office:value-type="float" office:value="5.049098094" calcext:value-type="float">
            <text:p>5.049098094</text:p>
          </table:table-cell>
          <table:table-cell office:value-type="float" office:value="5.076373999" calcext:value-type="float">
            <text:p>5.076373999</text:p>
          </table:table-cell>
          <table:table-cell office:value-type="float" office:value="5.105576101" calcext:value-type="float">
            <text:p>5.105576101</text:p>
          </table:table-cell>
          <table:table-cell office:value-type="float" office:value="5.068071045" calcext:value-type="float">
            <text:p>5.068071045</text:p>
          </table:table-cell>
          <table:table-cell office:value-type="float" office:value="5.026499848" calcext:value-type="float">
            <text:p>5.026499848</text:p>
          </table:table-cell>
          <table:table-cell office:value-type="float" office:value="5.059645542" calcext:value-type="float">
            <text:p>5.059645542</text:p>
          </table:table-cell>
          <table:table-cell office:value-type="float" office:value="4.973189925" calcext:value-type="float">
            <text:p>4.973189925</text:p>
          </table:table-cell>
          <table:table-cell office:value-type="float" office:value="5.0026372" calcext:value-type="float">
            <text:p>5.0026372</text:p>
          </table:table-cell>
          <table:table-cell table:formula="of:=AVERAGE([.C32:.L32])" office:value-type="float" office:value="5.084136414" calcext:value-type="float">
            <text:p>5.084136414</text:p>
          </table:table-cell>
        </table:table-row>
        <table:table-row table:style-name="ro1">
          <table:table-cell table:number-columns-repeated="13"/>
        </table:table-row>
        <table:table-row table:style-name="ro1">
          <table:table-cell office:value-type="string" calcext:value-type="string">
            <text:p>Floyd Warshall</text:p>
          </table:table-cell>
          <table:table-cell table:style-name="ce1" office:value-type="string" calcext:value-type="string">
            <text:p>Vertices</text:p>
          </table:table-cell>
          <table:table-cell office:value-type="string" calcext:value-type="string">
            <text:p>Trial 1</text:p>
          </table:table-cell>
          <table:table-cell office:value-type="string" calcext:value-type="string">
            <text:p>Trial 2</text:p>
          </table:table-cell>
          <table:table-cell office:value-type="string" calcext:value-type="string">
            <text:p>Trial 3</text:p>
          </table:table-cell>
          <table:table-cell office:value-type="string" calcext:value-type="string">
            <text:p>Trial 4</text:p>
          </table:table-cell>
          <table:table-cell office:value-type="string" calcext:value-type="string">
            <text:p>Trial 5</text:p>
          </table:table-cell>
          <table:table-cell office:value-type="string" calcext:value-type="string">
            <text:p>Trial 6</text:p>
          </table:table-cell>
          <table:table-cell office:value-type="string" calcext:value-type="string">
            <text:p>Trial 7</text:p>
          </table:table-cell>
          <table:table-cell office:value-type="string" calcext:value-type="string">
            <text:p>Trial 8</text:p>
          </table:table-cell>
          <table:table-cell office:value-type="string" calcext:value-type="string">
            <text:p>Trial 9</text:p>
          </table:table-cell>
          <table:table-cell office:value-type="string" calcext:value-type="string">
            <text:p>Trial 10</text:p>
          </table:table-cell>
          <table:table-cell office:value-type="string" calcext:value-type="string">
            <text:p>Average</text:p>
          </table:table-cell>
        </table:table-row>
        <table:table-row table:style-name="ro1">
          <table:table-cell/>
          <table:table-cell office:value-type="float" office:value="50" calcext:value-type="float">
            <text:p>50</text:p>
          </table:table-cell>
          <table:table-cell office:value-type="float" office:value="0.001053114" calcext:value-type="float">
            <text:p>0.001053114</text:p>
          </table:table-cell>
          <table:table-cell office:value-type="float" office:value="0.000846422" calcext:value-type="float">
            <text:p>0.000846422</text:p>
          </table:table-cell>
          <table:table-cell office:value-type="float" office:value="0.000807152" calcext:value-type="float">
            <text:p>0.000807152</text:p>
          </table:table-cell>
          <table:table-cell office:value-type="float" office:value="0.001057643" calcext:value-type="float">
            <text:p>0.001057643</text:p>
          </table:table-cell>
          <table:table-cell office:value-type="float" office:value="0.000871315" calcext:value-type="float">
            <text:p>0.000871315</text:p>
          </table:table-cell>
          <table:table-cell office:value-type="float" office:value="0.000822368" calcext:value-type="float">
            <text:p>0.000822368</text:p>
          </table:table-cell>
          <table:table-cell office:value-type="float" office:value="0.000879269" calcext:value-type="float">
            <text:p>0.000879269</text:p>
          </table:table-cell>
          <table:table-cell office:value-type="float" office:value="0.000760644" calcext:value-type="float">
            <text:p>0.000760644</text:p>
          </table:table-cell>
          <table:table-cell office:value-type="float" office:value="0.000809353" calcext:value-type="float">
            <text:p>0.000809353</text:p>
          </table:table-cell>
          <table:table-cell office:value-type="float" office:value="0.000841664" calcext:value-type="float">
            <text:p>0.000841664</text:p>
          </table:table-cell>
          <table:table-cell table:formula="of:=AVERAGE([.C35:.L35])" office:value-type="float" office:value="0.0008748944" calcext:value-type="float">
            <text:p>0.0008748944</text:p>
          </table:table-cell>
        </table:table-row>
        <table:table-row table:style-name="ro1">
          <table:table-cell/>
          <table:table-cell table:formula="of:=[.B35]+33" office:value-type="float" office:value="83" calcext:value-type="float">
            <text:p>83</text:p>
          </table:table-cell>
          <table:table-cell office:value-type="float" office:value="0.003623302" calcext:value-type="float">
            <text:p>0.003623302</text:p>
          </table:table-cell>
          <table:table-cell office:value-type="float" office:value="0.003598702" calcext:value-type="float">
            <text:p>0.003598702</text:p>
          </table:table-cell>
          <table:table-cell office:value-type="float" office:value="0.003497497" calcext:value-type="float">
            <text:p>0.003497497</text:p>
          </table:table-cell>
          <table:table-cell office:value-type="float" office:value="0.003449057" calcext:value-type="float">
            <text:p>0.003449057</text:p>
          </table:table-cell>
          <table:table-cell office:value-type="float" office:value="0.003574015" calcext:value-type="float">
            <text:p>0.003574015</text:p>
          </table:table-cell>
          <table:table-cell office:value-type="float" office:value="0.003530131" calcext:value-type="float">
            <text:p>0.003530131</text:p>
          </table:table-cell>
          <table:table-cell office:value-type="float" office:value="0.003538196" calcext:value-type="float">
            <text:p>0.003538196</text:p>
          </table:table-cell>
          <table:table-cell office:value-type="float" office:value="0.003208587" calcext:value-type="float">
            <text:p>0.003208587</text:p>
          </table:table-cell>
          <table:table-cell office:value-type="float" office:value="0.003465438" calcext:value-type="float">
            <text:p>0.003465438</text:p>
          </table:table-cell>
          <table:table-cell office:value-type="float" office:value="0.003495023" calcext:value-type="float">
            <text:p>0.003495023</text:p>
          </table:table-cell>
          <table:table-cell table:formula="of:=AVERAGE([.C36:.L36])" office:value-type="float" office:value="0.0034979948" calcext:value-type="float">
            <text:p>0.0034979948</text:p>
          </table:table-cell>
        </table:table-row>
        <table:table-row table:style-name="ro1">
          <table:table-cell/>
          <table:table-cell table:formula="of:=[.B36]+33" office:value-type="float" office:value="116" calcext:value-type="float">
            <text:p>116</text:p>
          </table:table-cell>
          <table:table-cell office:value-type="float" office:value="0.009215939" calcext:value-type="float">
            <text:p>0.009215939</text:p>
          </table:table-cell>
          <table:table-cell office:value-type="float" office:value="0.009537551" calcext:value-type="float">
            <text:p>0.009537551</text:p>
          </table:table-cell>
          <table:table-cell office:value-type="float" office:value="0.009321619" calcext:value-type="float">
            <text:p>0.009321619</text:p>
          </table:table-cell>
          <table:table-cell office:value-type="float" office:value="0.009175226" calcext:value-type="float">
            <text:p>0.009175226</text:p>
          </table:table-cell>
          <table:table-cell office:value-type="float" office:value="0.009349274" calcext:value-type="float">
            <text:p>0.009349274</text:p>
          </table:table-cell>
          <table:table-cell office:value-type="float" office:value="0.009219147" calcext:value-type="float">
            <text:p>0.009219147</text:p>
          </table:table-cell>
          <table:table-cell office:value-type="float" office:value="0.009171259" calcext:value-type="float">
            <text:p>0.009171259</text:p>
          </table:table-cell>
          <table:table-cell office:value-type="float" office:value="0.008911305" calcext:value-type="float">
            <text:p>0.008911305</text:p>
          </table:table-cell>
          <table:table-cell office:value-type="float" office:value="0.009095272" calcext:value-type="float">
            <text:p>0.009095272</text:p>
          </table:table-cell>
          <table:table-cell office:value-type="float" office:value="0.009245163" calcext:value-type="float">
            <text:p>0.009245163</text:p>
          </table:table-cell>
          <table:table-cell table:formula="of:=AVERAGE([.C37:.L37])" office:value-type="float" office:value="0.0092241755" calcext:value-type="float">
            <text:p>0.0092241755</text:p>
          </table:table-cell>
        </table:table-row>
        <table:table-row table:style-name="ro1">
          <table:table-cell/>
          <table:table-cell table:formula="of:=[.B37]+33" office:value-type="float" office:value="149" calcext:value-type="float">
            <text:p>149</text:p>
          </table:table-cell>
          <table:table-cell office:value-type="float" office:value="0.01894202" calcext:value-type="float">
            <text:p>0.01894202</text:p>
          </table:table-cell>
          <table:table-cell office:value-type="float" office:value="0.020077613" calcext:value-type="float">
            <text:p>0.020077613</text:p>
          </table:table-cell>
          <table:table-cell office:value-type="float" office:value="0.018865385" calcext:value-type="float">
            <text:p>0.018865385</text:p>
          </table:table-cell>
          <table:table-cell office:value-type="float" office:value="0.019447336" calcext:value-type="float">
            <text:p>0.019447336</text:p>
          </table:table-cell>
          <table:table-cell office:value-type="float" office:value="0.019333943" calcext:value-type="float">
            <text:p>0.019333943</text:p>
          </table:table-cell>
          <table:table-cell office:value-type="float" office:value="0.019318553" calcext:value-type="float">
            <text:p>0.019318553</text:p>
          </table:table-cell>
          <table:table-cell office:value-type="float" office:value="0.018838367" calcext:value-type="float">
            <text:p>0.018838367</text:p>
          </table:table-cell>
          <table:table-cell office:value-type="float" office:value="0.0175132" calcext:value-type="float">
            <text:p>0.0175132</text:p>
          </table:table-cell>
          <table:table-cell office:value-type="float" office:value="0.01924783" calcext:value-type="float">
            <text:p>0.01924783</text:p>
          </table:table-cell>
          <table:table-cell office:value-type="float" office:value="0.018829251" calcext:value-type="float">
            <text:p>0.018829251</text:p>
          </table:table-cell>
          <table:table-cell table:formula="of:=AVERAGE([.C38:.L38])" office:value-type="float" office:value="0.0190413498" calcext:value-type="float">
            <text:p>0.0190413498</text:p>
          </table:table-cell>
        </table:table-row>
        <table:table-row table:style-name="ro1">
          <table:table-cell/>
          <table:table-cell table:formula="of:=[.B38]+33" office:value-type="float" office:value="182" calcext:value-type="float">
            <text:p>182</text:p>
          </table:table-cell>
          <table:table-cell office:value-type="float" office:value="0.033835756" calcext:value-type="float">
            <text:p>0.033835756</text:p>
          </table:table-cell>
          <table:table-cell office:value-type="float" office:value="0.034708116" calcext:value-type="float">
            <text:p>0.034708116</text:p>
          </table:table-cell>
          <table:table-cell office:value-type="float" office:value="0.033192721" calcext:value-type="float">
            <text:p>0.033192721</text:p>
          </table:table-cell>
          <table:table-cell office:value-type="float" office:value="0.033841687" calcext:value-type="float">
            <text:p>0.033841687</text:p>
          </table:table-cell>
          <table:table-cell office:value-type="float" office:value="0.035244583" calcext:value-type="float">
            <text:p>0.035244583</text:p>
          </table:table-cell>
          <table:table-cell office:value-type="float" office:value="0.034442258" calcext:value-type="float">
            <text:p>0.034442258</text:p>
          </table:table-cell>
          <table:table-cell office:value-type="float" office:value="0.033293461" calcext:value-type="float">
            <text:p>0.033293461</text:p>
          </table:table-cell>
          <table:table-cell office:value-type="float" office:value="0.030618798" calcext:value-type="float">
            <text:p>0.030618798</text:p>
          </table:table-cell>
          <table:table-cell office:value-type="float" office:value="0.033764363" calcext:value-type="float">
            <text:p>0.033764363</text:p>
          </table:table-cell>
          <table:table-cell office:value-type="float" office:value="0.033359895" calcext:value-type="float">
            <text:p>0.033359895</text:p>
          </table:table-cell>
          <table:table-cell table:formula="of:=AVERAGE([.C39:.L39])" office:value-type="float" office:value="0.0336301638" calcext:value-type="float">
            <text:p>0.0336301638</text:p>
          </table:table-cell>
        </table:table-row>
        <table:table-row table:style-name="ro1">
          <table:table-cell/>
          <table:table-cell table:formula="of:=[.B39]+33" office:value-type="float" office:value="215" calcext:value-type="float">
            <text:p>215</text:p>
          </table:table-cell>
          <table:table-cell office:value-type="float" office:value="0.054586245" calcext:value-type="float">
            <text:p>0.054586245</text:p>
          </table:table-cell>
          <table:table-cell office:value-type="float" office:value="0.055239018" calcext:value-type="float">
            <text:p>0.055239018</text:p>
          </table:table-cell>
          <table:table-cell office:value-type="float" office:value="0.055001544" calcext:value-type="float">
            <text:p>0.055001544</text:p>
          </table:table-cell>
          <table:table-cell office:value-type="float" office:value="0.054179749" calcext:value-type="float">
            <text:p>0.054179749</text:p>
          </table:table-cell>
          <table:table-cell office:value-type="float" office:value="0.056443842" calcext:value-type="float">
            <text:p>0.056443842</text:p>
          </table:table-cell>
          <table:table-cell office:value-type="float" office:value="0.05399183" calcext:value-type="float">
            <text:p>0.05399183</text:p>
          </table:table-cell>
          <table:table-cell office:value-type="float" office:value="0.054230323" calcext:value-type="float">
            <text:p>0.054230323</text:p>
          </table:table-cell>
          <table:table-cell office:value-type="float" office:value="0.051139313" calcext:value-type="float">
            <text:p>0.051139313</text:p>
          </table:table-cell>
          <table:table-cell office:value-type="float" office:value="0.053984428" calcext:value-type="float">
            <text:p>0.053984428</text:p>
          </table:table-cell>
          <table:table-cell office:value-type="float" office:value="0.056247662" calcext:value-type="float">
            <text:p>0.056247662</text:p>
          </table:table-cell>
          <table:table-cell table:formula="of:=AVERAGE([.C40:.L40])" office:value-type="float" office:value="0.0545043954" calcext:value-type="float">
            <text:p>0.0545043954</text:p>
          </table:table-cell>
        </table:table-row>
        <table:table-row table:style-name="ro1">
          <table:table-cell/>
          <table:table-cell table:formula="of:=[.B40]+33" office:value-type="float" office:value="248" calcext:value-type="float">
            <text:p>248</text:p>
          </table:table-cell>
          <table:table-cell office:value-type="float" office:value="0.083093112" calcext:value-type="float">
            <text:p>0.083093112</text:p>
          </table:table-cell>
          <table:table-cell office:value-type="float" office:value="0.085919262" calcext:value-type="float">
            <text:p>0.085919262</text:p>
          </table:table-cell>
          <table:table-cell office:value-type="float" office:value="0.082765142" calcext:value-type="float">
            <text:p>0.082765142</text:p>
          </table:table-cell>
          <table:table-cell office:value-type="float" office:value="0.086983373" calcext:value-type="float">
            <text:p>0.086983373</text:p>
          </table:table-cell>
          <table:table-cell office:value-type="float" office:value="0.081897786" calcext:value-type="float">
            <text:p>0.081897786</text:p>
          </table:table-cell>
          <table:table-cell office:value-type="float" office:value="0.082330518" calcext:value-type="float">
            <text:p>0.082330518</text:p>
          </table:table-cell>
          <table:table-cell office:value-type="float" office:value="0.083292145" calcext:value-type="float">
            <text:p>0.083292145</text:p>
          </table:table-cell>
          <table:table-cell office:value-type="float" office:value="0.077299084" calcext:value-type="float">
            <text:p>0.077299084</text:p>
          </table:table-cell>
          <table:table-cell office:value-type="float" office:value="0.08445156" calcext:value-type="float">
            <text:p>0.08445156</text:p>
          </table:table-cell>
          <table:table-cell office:value-type="float" office:value="0.083884764" calcext:value-type="float">
            <text:p>0.083884764</text:p>
          </table:table-cell>
          <table:table-cell table:formula="of:=AVERAGE([.C41:.L41])" office:value-type="float" office:value="0.0831916746" calcext:value-type="float">
            <text:p>0.0831916746</text:p>
          </table:table-cell>
        </table:table-row>
        <table:table-row table:style-name="ro1">
          <table:table-cell/>
          <table:table-cell table:formula="of:=[.B41]+33" office:value-type="float" office:value="281" calcext:value-type="float">
            <text:p>281</text:p>
          </table:table-cell>
          <table:table-cell office:value-type="float" office:value="0.119084968" calcext:value-type="float">
            <text:p>0.119084968</text:p>
          </table:table-cell>
          <table:table-cell office:value-type="float" office:value="0.132516281" calcext:value-type="float">
            <text:p>0.132516281</text:p>
          </table:table-cell>
          <table:table-cell office:value-type="float" office:value="0.118929333" calcext:value-type="float">
            <text:p>0.118929333</text:p>
          </table:table-cell>
          <table:table-cell office:value-type="float" office:value="0.119237849" calcext:value-type="float">
            <text:p>0.119237849</text:p>
          </table:table-cell>
          <table:table-cell office:value-type="float" office:value="0.118039321" calcext:value-type="float">
            <text:p>0.118039321</text:p>
          </table:table-cell>
          <table:table-cell office:value-type="float" office:value="0.11893572" calcext:value-type="float">
            <text:p>0.11893572</text:p>
          </table:table-cell>
          <table:table-cell office:value-type="float" office:value="0.119413388" calcext:value-type="float">
            <text:p>0.119413388</text:p>
          </table:table-cell>
          <table:table-cell office:value-type="float" office:value="0.117244033" calcext:value-type="float">
            <text:p>0.117244033</text:p>
          </table:table-cell>
          <table:table-cell office:value-type="float" office:value="0.119103228" calcext:value-type="float">
            <text:p>0.119103228</text:p>
          </table:table-cell>
          <table:table-cell office:value-type="float" office:value="0.119896888" calcext:value-type="float">
            <text:p>0.119896888</text:p>
          </table:table-cell>
          <table:table-cell table:formula="of:=AVERAGE([.C42:.L42])" office:value-type="float" office:value="0.1202401009" calcext:value-type="float">
            <text:p>0.1202401009</text:p>
          </table:table-cell>
        </table:table-row>
        <table:table-row table:style-name="ro1">
          <table:table-cell/>
          <table:table-cell table:formula="of:=[.B42]+33" office:value-type="float" office:value="314" calcext:value-type="float">
            <text:p>314</text:p>
          </table:table-cell>
          <table:table-cell office:value-type="float" office:value="0.164276146" calcext:value-type="float">
            <text:p>0.164276146</text:p>
          </table:table-cell>
          <table:table-cell office:value-type="float" office:value="0.165920435" calcext:value-type="float">
            <text:p>0.165920435</text:p>
          </table:table-cell>
          <table:table-cell office:value-type="float" office:value="0.170330598" calcext:value-type="float">
            <text:p>0.170330598</text:p>
          </table:table-cell>
          <table:table-cell office:value-type="float" office:value="0.163347045" calcext:value-type="float">
            <text:p>0.163347045</text:p>
          </table:table-cell>
          <table:table-cell office:value-type="float" office:value="0.170055575" calcext:value-type="float">
            <text:p>0.170055575</text:p>
          </table:table-cell>
          <table:table-cell office:value-type="float" office:value="0.167477028" calcext:value-type="float">
            <text:p>0.167477028</text:p>
          </table:table-cell>
          <table:table-cell office:value-type="float" office:value="0.165115659" calcext:value-type="float">
            <text:p>0.165115659</text:p>
          </table:table-cell>
          <table:table-cell office:value-type="float" office:value="0.17689542" calcext:value-type="float">
            <text:p>0.17689542</text:p>
          </table:table-cell>
          <table:table-cell office:value-type="float" office:value="0.163263654" calcext:value-type="float">
            <text:p>0.163263654</text:p>
          </table:table-cell>
          <table:table-cell office:value-type="float" office:value="0.16999823" calcext:value-type="float">
            <text:p>0.16999823</text:p>
          </table:table-cell>
          <table:table-cell table:formula="of:=AVERAGE([.C43:.L43])" office:value-type="float" office:value="0.167667979" calcext:value-type="float">
            <text:p>0.167667979</text:p>
          </table:table-cell>
        </table:table-row>
        <table:table-row table:style-name="ro1">
          <table:table-cell/>
          <table:table-cell table:formula="of:=[.B43]+33" office:value-type="float" office:value="347" calcext:value-type="float">
            <text:p>347</text:p>
          </table:table-cell>
          <table:table-cell office:value-type="float" office:value="0.220694939" calcext:value-type="float">
            <text:p>0.220694939</text:p>
          </table:table-cell>
          <table:table-cell office:value-type="float" office:value="0.225694437" calcext:value-type="float">
            <text:p>0.225694437</text:p>
          </table:table-cell>
          <table:table-cell office:value-type="float" office:value="0.221061977" calcext:value-type="float">
            <text:p>0.221061977</text:p>
          </table:table-cell>
          <table:table-cell office:value-type="float" office:value="0.219253832" calcext:value-type="float">
            <text:p>0.219253832</text:p>
          </table:table-cell>
          <table:table-cell office:value-type="float" office:value="0.222246953" calcext:value-type="float">
            <text:p>0.222246953</text:p>
          </table:table-cell>
          <table:table-cell office:value-type="float" office:value="0.224598831" calcext:value-type="float">
            <text:p>0.224598831</text:p>
          </table:table-cell>
          <table:table-cell office:value-type="float" office:value="0.226800902" calcext:value-type="float">
            <text:p>0.226800902</text:p>
          </table:table-cell>
          <table:table-cell office:value-type="float" office:value="0.209200959" calcext:value-type="float">
            <text:p>0.209200959</text:p>
          </table:table-cell>
          <table:table-cell office:value-type="float" office:value="0.222006989" calcext:value-type="float">
            <text:p>0.222006989</text:p>
          </table:table-cell>
          <table:table-cell office:value-type="float" office:value="0.221050984" calcext:value-type="float">
            <text:p>0.221050984</text:p>
          </table:table-cell>
          <table:table-cell table:formula="of:=AVERAGE([.C44:.L44])" office:value-type="float" office:value="0.2212610803" calcext:value-type="float">
            <text:p>0.2212610803</text:p>
          </table:table-cell>
        </table:table-row>
        <table:table-row table:style-name="ro1">
          <table:table-cell/>
          <table:table-cell table:formula="of:=[.B44]+33" office:value-type="float" office:value="380" calcext:value-type="float">
            <text:p>380</text:p>
          </table:table-cell>
          <table:table-cell office:value-type="float" office:value="0.288192071" calcext:value-type="float">
            <text:p>0.288192071</text:p>
          </table:table-cell>
          <table:table-cell office:value-type="float" office:value="0.286779731" calcext:value-type="float">
            <text:p>0.286779731</text:p>
          </table:table-cell>
          <table:table-cell office:value-type="float" office:value="0.286607602" calcext:value-type="float">
            <text:p>0.286607602</text:p>
          </table:table-cell>
          <table:table-cell office:value-type="float" office:value="0.285915562" calcext:value-type="float">
            <text:p>0.285915562</text:p>
          </table:table-cell>
          <table:table-cell office:value-type="float" office:value="0.288642141" calcext:value-type="float">
            <text:p>0.288642141</text:p>
          </table:table-cell>
          <table:table-cell office:value-type="float" office:value="0.291077564" calcext:value-type="float">
            <text:p>0.291077564</text:p>
          </table:table-cell>
          <table:table-cell office:value-type="float" office:value="0.292856576" calcext:value-type="float">
            <text:p>0.292856576</text:p>
          </table:table-cell>
          <table:table-cell office:value-type="float" office:value="0.269890556" calcext:value-type="float">
            <text:p>0.269890556</text:p>
          </table:table-cell>
          <table:table-cell office:value-type="float" office:value="0.28867434" calcext:value-type="float">
            <text:p>0.28867434</text:p>
          </table:table-cell>
          <table:table-cell office:value-type="float" office:value="0.287421759" calcext:value-type="float">
            <text:p>0.287421759</text:p>
          </table:table-cell>
          <table:table-cell table:formula="of:=AVERAGE([.C45:.L45])" office:value-type="float" office:value="0.2866057902" calcext:value-type="float">
            <text:p>0.2866057902</text:p>
          </table:table-cell>
        </table:table-row>
        <table:table-row table:style-name="ro1">
          <table:table-cell/>
          <table:table-cell table:formula="of:=[.B45]+33" office:value-type="float" office:value="413" calcext:value-type="float">
            <text:p>413</text:p>
          </table:table-cell>
          <table:table-cell office:value-type="float" office:value="0.363742596" calcext:value-type="float">
            <text:p>0.363742596</text:p>
          </table:table-cell>
          <table:table-cell office:value-type="float" office:value="0.364991885" calcext:value-type="float">
            <text:p>0.364991885</text:p>
          </table:table-cell>
          <table:table-cell office:value-type="float" office:value="0.369362891" calcext:value-type="float">
            <text:p>0.369362891</text:p>
          </table:table-cell>
          <table:table-cell office:value-type="float" office:value="0.364875389" calcext:value-type="float">
            <text:p>0.364875389</text:p>
          </table:table-cell>
          <table:table-cell office:value-type="float" office:value="0.377280468" calcext:value-type="float">
            <text:p>0.377280468</text:p>
          </table:table-cell>
          <table:table-cell office:value-type="float" office:value="0.342326058" calcext:value-type="float">
            <text:p>0.342326058</text:p>
          </table:table-cell>
          <table:table-cell office:value-type="float" office:value="0.366813945" calcext:value-type="float">
            <text:p>0.366813945</text:p>
          </table:table-cell>
          <table:table-cell office:value-type="float" office:value="0.352964437" calcext:value-type="float">
            <text:p>0.352964437</text:p>
          </table:table-cell>
          <table:table-cell office:value-type="float" office:value="0.372026992" calcext:value-type="float">
            <text:p>0.372026992</text:p>
          </table:table-cell>
          <table:table-cell office:value-type="float" office:value="0.363975024" calcext:value-type="float">
            <text:p>0.363975024</text:p>
          </table:table-cell>
          <table:table-cell table:formula="of:=AVERAGE([.C46:.L46])" office:value-type="float" office:value="0.3638359685" calcext:value-type="float">
            <text:p>0.3638359685</text:p>
          </table:table-cell>
        </table:table-row>
        <table:table-row table:style-name="ro1">
          <table:table-cell/>
          <table:table-cell table:formula="of:=[.B46]+33" office:value-type="float" office:value="446" calcext:value-type="float">
            <text:p>446</text:p>
          </table:table-cell>
          <table:table-cell office:value-type="float" office:value="0.455695646" calcext:value-type="float">
            <text:p>0.455695646</text:p>
          </table:table-cell>
          <table:table-cell office:value-type="float" office:value="0.457798365" calcext:value-type="float">
            <text:p>0.457798365</text:p>
          </table:table-cell>
          <table:table-cell office:value-type="float" office:value="0.474247074" calcext:value-type="float">
            <text:p>0.474247074</text:p>
          </table:table-cell>
          <table:table-cell office:value-type="float" office:value="0.456669575" calcext:value-type="float">
            <text:p>0.456669575</text:p>
          </table:table-cell>
          <table:table-cell office:value-type="float" office:value="0.467124517" calcext:value-type="float">
            <text:p>0.467124517</text:p>
          </table:table-cell>
          <table:table-cell office:value-type="float" office:value="0.414439845" calcext:value-type="float">
            <text:p>0.414439845</text:p>
          </table:table-cell>
          <table:table-cell office:value-type="float" office:value="0.466954771" calcext:value-type="float">
            <text:p>0.466954771</text:p>
          </table:table-cell>
          <table:table-cell office:value-type="float" office:value="0.428311277" calcext:value-type="float">
            <text:p>0.428311277</text:p>
          </table:table-cell>
          <table:table-cell office:value-type="float" office:value="0.460805167" calcext:value-type="float">
            <text:p>0.460805167</text:p>
          </table:table-cell>
          <table:table-cell office:value-type="float" office:value="0.464305549" calcext:value-type="float">
            <text:p>0.464305549</text:p>
          </table:table-cell>
          <table:table-cell table:formula="of:=AVERAGE([.C47:.L47])" office:value-type="float" office:value="0.4546351786" calcext:value-type="float">
            <text:p>0.4546351786</text:p>
          </table:table-cell>
        </table:table-row>
        <table:table-row table:style-name="ro1">
          <table:table-cell/>
          <table:table-cell table:formula="of:=[.B47]+33" office:value-type="float" office:value="479" calcext:value-type="float">
            <text:p>479</text:p>
          </table:table-cell>
          <table:table-cell office:value-type="float" office:value="0.584251355" calcext:value-type="float">
            <text:p>0.584251355</text:p>
          </table:table-cell>
          <table:table-cell office:value-type="float" office:value="0.570304999" calcext:value-type="float">
            <text:p>0.570304999</text:p>
          </table:table-cell>
          <table:table-cell office:value-type="float" office:value="0.583674461" calcext:value-type="float">
            <text:p>0.583674461</text:p>
          </table:table-cell>
          <table:table-cell office:value-type="float" office:value="0.531335541" calcext:value-type="float">
            <text:p>0.531335541</text:p>
          </table:table-cell>
          <table:table-cell office:value-type="float" office:value="0.577286709" calcext:value-type="float">
            <text:p>0.577286709</text:p>
          </table:table-cell>
          <table:table-cell office:value-type="float" office:value="0.511675145" calcext:value-type="float">
            <text:p>0.511675145</text:p>
          </table:table-cell>
          <table:table-cell office:value-type="float" office:value="0.602856784" calcext:value-type="float">
            <text:p>0.602856784</text:p>
          </table:table-cell>
          <table:table-cell office:value-type="float" office:value="0.547782626" calcext:value-type="float">
            <text:p>0.547782626</text:p>
          </table:table-cell>
          <table:table-cell office:value-type="float" office:value="0.509777841" calcext:value-type="float">
            <text:p>0.509777841</text:p>
          </table:table-cell>
          <table:table-cell office:value-type="float" office:value="0.563868914" calcext:value-type="float">
            <text:p>0.563868914</text:p>
          </table:table-cell>
          <table:table-cell table:formula="of:=AVERAGE([.C48:.L48])" office:value-type="float" office:value="0.5582814375" calcext:value-type="float">
            <text:p>0.5582814375</text:p>
          </table:table-cell>
        </table:table-row>
        <table:table-row table:style-name="ro1">
          <table:table-cell/>
          <table:table-cell table:formula="of:=[.B48]+33" office:value-type="float" office:value="512" calcext:value-type="float">
            <text:p>512</text:p>
          </table:table-cell>
          <table:table-cell office:value-type="float" office:value="0.683357645" calcext:value-type="float">
            <text:p>0.683357645</text:p>
          </table:table-cell>
          <table:table-cell office:value-type="float" office:value="0.698339972" calcext:value-type="float">
            <text:p>0.698339972</text:p>
          </table:table-cell>
          <table:table-cell office:value-type="float" office:value="0.687466018" calcext:value-type="float">
            <text:p>0.687466018</text:p>
          </table:table-cell>
          <table:table-cell office:value-type="float" office:value="0.627498572" calcext:value-type="float">
            <text:p>0.627498572</text:p>
          </table:table-cell>
          <table:table-cell office:value-type="float" office:value="0.713268809" calcext:value-type="float">
            <text:p>0.713268809</text:p>
          </table:table-cell>
          <table:table-cell office:value-type="float" office:value="0.6431688" calcext:value-type="float">
            <text:p>0.6431688</text:p>
          </table:table-cell>
          <table:table-cell office:value-type="float" office:value="0.696443701" calcext:value-type="float">
            <text:p>0.696443701</text:p>
          </table:table-cell>
          <table:table-cell office:value-type="float" office:value="0.672690443" calcext:value-type="float">
            <text:p>0.672690443</text:p>
          </table:table-cell>
          <table:table-cell office:value-type="float" office:value="0.619456885" calcext:value-type="float">
            <text:p>0.619456885</text:p>
          </table:table-cell>
          <table:table-cell office:value-type="float" office:value="0.688010211" calcext:value-type="float">
            <text:p>0.688010211</text:p>
          </table:table-cell>
          <table:table-cell table:formula="of:=AVERAGE([.C49:.L49])" office:value-type="float" office:value="0.6729701056" calcext:value-type="float">
            <text:p>0.6729701056</text:p>
          </table:table-cell>
        </table:table-row>
        <table:table-row table:style-name="ro1">
          <table:table-cell/>
          <table:table-cell table:formula="of:=[.B49]+33" office:value-type="float" office:value="545" calcext:value-type="float">
            <text:p>545</text:p>
          </table:table-cell>
          <table:table-cell office:value-type="float" office:value="0.832658653" calcext:value-type="float">
            <text:p>0.832658653</text:p>
          </table:table-cell>
          <table:table-cell office:value-type="float" office:value="0.849832335" calcext:value-type="float">
            <text:p>0.849832335</text:p>
          </table:table-cell>
          <table:table-cell office:value-type="float" office:value="0.843086255" calcext:value-type="float">
            <text:p>0.843086255</text:p>
          </table:table-cell>
          <table:table-cell office:value-type="float" office:value="0.767236884" calcext:value-type="float">
            <text:p>0.767236884</text:p>
          </table:table-cell>
          <table:table-cell office:value-type="float" office:value="0.836095128" calcext:value-type="float">
            <text:p>0.836095128</text:p>
          </table:table-cell>
          <table:table-cell office:value-type="float" office:value="0.767891384" calcext:value-type="float">
            <text:p>0.767891384</text:p>
          </table:table-cell>
          <table:table-cell office:value-type="float" office:value="0.836815499" calcext:value-type="float">
            <text:p>0.836815499</text:p>
          </table:table-cell>
          <table:table-cell office:value-type="float" office:value="0.789712019" calcext:value-type="float">
            <text:p>0.789712019</text:p>
          </table:table-cell>
          <table:table-cell office:value-type="float" office:value="0.766630751" calcext:value-type="float">
            <text:p>0.766630751</text:p>
          </table:table-cell>
          <table:table-cell office:value-type="float" office:value="0.829370775" calcext:value-type="float">
            <text:p>0.829370775</text:p>
          </table:table-cell>
          <table:table-cell table:formula="of:=AVERAGE([.C50:.L50])" office:value-type="float" office:value="0.8119329683" calcext:value-type="float">
            <text:p>0.8119329683</text:p>
          </table:table-cell>
        </table:table-row>
        <table:table-row table:style-name="ro1">
          <table:table-cell/>
          <table:table-cell table:formula="of:=[.B50]+33" office:value-type="float" office:value="578" calcext:value-type="float">
            <text:p>578</text:p>
          </table:table-cell>
          <table:table-cell office:value-type="float" office:value="0.91578028" calcext:value-type="float">
            <text:p>0.91578028</text:p>
          </table:table-cell>
          <table:table-cell office:value-type="float" office:value="0.982762429" calcext:value-type="float">
            <text:p>0.982762429</text:p>
          </table:table-cell>
          <table:table-cell office:value-type="float" office:value="0.885662287" calcext:value-type="float">
            <text:p>0.885662287</text:p>
          </table:table-cell>
          <table:table-cell office:value-type="float" office:value="0.889587805" calcext:value-type="float">
            <text:p>0.889587805</text:p>
          </table:table-cell>
          <table:table-cell office:value-type="float" office:value="1.005832369" calcext:value-type="float">
            <text:p>1.005832369</text:p>
          </table:table-cell>
          <table:table-cell office:value-type="float" office:value="0.891979233" calcext:value-type="float">
            <text:p>0.891979233</text:p>
          </table:table-cell>
          <table:table-cell office:value-type="float" office:value="1.036713764" calcext:value-type="float">
            <text:p>1.036713764</text:p>
          </table:table-cell>
          <table:table-cell office:value-type="float" office:value="0.889834023" calcext:value-type="float">
            <text:p>0.889834023</text:p>
          </table:table-cell>
          <table:table-cell office:value-type="float" office:value="0.885717691" calcext:value-type="float">
            <text:p>0.885717691</text:p>
          </table:table-cell>
          <table:table-cell office:value-type="float" office:value="0.983782924" calcext:value-type="float">
            <text:p>0.983782924</text:p>
          </table:table-cell>
          <table:table-cell table:formula="of:=AVERAGE([.C51:.L51])" office:value-type="float" office:value="0.9367652805" calcext:value-type="float">
            <text:p>0.9367652805</text:p>
          </table:table-cell>
        </table:table-row>
        <table:table-row table:style-name="ro1">
          <table:table-cell/>
          <table:table-cell table:formula="of:=[.B51]+33" office:value-type="float" office:value="611" calcext:value-type="float">
            <text:p>611</text:p>
          </table:table-cell>
          <table:table-cell office:value-type="float" office:value="1.041611855" calcext:value-type="float">
            <text:p>1.041611855</text:p>
          </table:table-cell>
          <table:table-cell office:value-type="float" office:value="1.158364836" calcext:value-type="float">
            <text:p>1.158364836</text:p>
          </table:table-cell>
          <table:table-cell office:value-type="float" office:value="1.071703986" calcext:value-type="float">
            <text:p>1.071703986</text:p>
          </table:table-cell>
          <table:table-cell office:value-type="float" office:value="1.049606168" calcext:value-type="float">
            <text:p>1.049606168</text:p>
          </table:table-cell>
          <table:table-cell office:value-type="float" office:value="1.172084479" calcext:value-type="float">
            <text:p>1.172084479</text:p>
          </table:table-cell>
          <table:table-cell office:value-type="float" office:value="1.048824132" calcext:value-type="float">
            <text:p>1.048824132</text:p>
          </table:table-cell>
          <table:table-cell office:value-type="float" office:value="1.177664143" calcext:value-type="float">
            <text:p>1.177664143</text:p>
          </table:table-cell>
          <table:table-cell office:value-type="float" office:value="1.055297999" calcext:value-type="float">
            <text:p>1.055297999</text:p>
          </table:table-cell>
          <table:table-cell office:value-type="float" office:value="1.045975782" calcext:value-type="float">
            <text:p>1.045975782</text:p>
          </table:table-cell>
          <table:table-cell office:value-type="float" office:value="1.193643872" calcext:value-type="float">
            <text:p>1.193643872</text:p>
          </table:table-cell>
          <table:table-cell table:formula="of:=AVERAGE([.C52:.L52])" office:value-type="float" office:value="1.1014777252" calcext:value-type="float">
            <text:p>1.1014777252</text:p>
          </table:table-cell>
        </table:table-row>
        <table:table-row table:style-name="ro1">
          <table:table-cell/>
          <table:table-cell table:formula="of:=[.B52]+33" office:value-type="float" office:value="644" calcext:value-type="float">
            <text:p>644</text:p>
          </table:table-cell>
          <table:table-cell office:value-type="float" office:value="1.224025145" calcext:value-type="float">
            <text:p>1.224025145</text:p>
          </table:table-cell>
          <table:table-cell office:value-type="float" office:value="1.474769026" calcext:value-type="float">
            <text:p>1.474769026</text:p>
          </table:table-cell>
          <table:table-cell office:value-type="float" office:value="1.215966278" calcext:value-type="float">
            <text:p>1.215966278</text:p>
          </table:table-cell>
          <table:table-cell office:value-type="float" office:value="1.253625793" calcext:value-type="float">
            <text:p>1.253625793</text:p>
          </table:table-cell>
          <table:table-cell office:value-type="float" office:value="1.389664382" calcext:value-type="float">
            <text:p>1.389664382</text:p>
          </table:table-cell>
          <table:table-cell office:value-type="float" office:value="1.235830283" calcext:value-type="float">
            <text:p>1.235830283</text:p>
          </table:table-cell>
          <table:table-cell office:value-type="float" office:value="1.231932413" calcext:value-type="float">
            <text:p>1.231932413</text:p>
          </table:table-cell>
          <table:table-cell office:value-type="float" office:value="1.285747865" calcext:value-type="float">
            <text:p>1.285747865</text:p>
          </table:table-cell>
          <table:table-cell office:value-type="float" office:value="1.255338266" calcext:value-type="float">
            <text:p>1.255338266</text:p>
          </table:table-cell>
          <table:table-cell office:value-type="float" office:value="1.356176" calcext:value-type="float">
            <text:p>1.356176</text:p>
          </table:table-cell>
          <table:table-cell table:formula="of:=AVERAGE([.C53:.L53])" office:value-type="float" office:value="1.2923075451" calcext:value-type="float">
            <text:p>1.2923075451</text:p>
          </table:table-cell>
        </table:table-row>
        <table:table-row table:style-name="ro1">
          <table:table-cell/>
          <table:table-cell table:formula="of:=[.B53]+33" office:value-type="float" office:value="677" calcext:value-type="float">
            <text:p>677</text:p>
          </table:table-cell>
          <table:table-cell office:value-type="float" office:value="1.442123866" calcext:value-type="float">
            <text:p>1.442123866</text:p>
          </table:table-cell>
          <table:table-cell office:value-type="float" office:value="1.422536661" calcext:value-type="float">
            <text:p>1.422536661</text:p>
          </table:table-cell>
          <table:table-cell office:value-type="float" office:value="1.413021468" calcext:value-type="float">
            <text:p>1.413021468</text:p>
          </table:table-cell>
          <table:table-cell office:value-type="float" office:value="1.410653676" calcext:value-type="float">
            <text:p>1.410653676</text:p>
          </table:table-cell>
          <table:table-cell office:value-type="float" office:value="1.510019366" calcext:value-type="float">
            <text:p>1.510019366</text:p>
          </table:table-cell>
          <table:table-cell office:value-type="float" office:value="1.429881578" calcext:value-type="float">
            <text:p>1.429881578</text:p>
          </table:table-cell>
          <table:table-cell office:value-type="float" office:value="1.44644839" calcext:value-type="float">
            <text:p>1.44644839</text:p>
          </table:table-cell>
          <table:table-cell office:value-type="float" office:value="1.484196338" calcext:value-type="float">
            <text:p>1.484196338</text:p>
          </table:table-cell>
          <table:table-cell office:value-type="float" office:value="1.413813271" calcext:value-type="float">
            <text:p>1.413813271</text:p>
          </table:table-cell>
          <table:table-cell office:value-type="float" office:value="1.576808873" calcext:value-type="float">
            <text:p>1.576808873</text:p>
          </table:table-cell>
          <table:table-cell table:formula="of:=AVERAGE([.C54:.L54])" office:value-type="float" office:value="1.4549503487" calcext:value-type="float">
            <text:p>1.4549503487</text:p>
          </table:table-cell>
        </table:table-row>
        <table:table-row table:style-name="ro1">
          <table:table-cell/>
          <table:table-cell table:formula="of:=[.B54]+33" office:value-type="float" office:value="710" calcext:value-type="float">
            <text:p>710</text:p>
          </table:table-cell>
          <table:table-cell office:value-type="float" office:value="1.640067979" calcext:value-type="float">
            <text:p>1.640067979</text:p>
          </table:table-cell>
          <table:table-cell office:value-type="float" office:value="1.632490186" calcext:value-type="float">
            <text:p>1.632490186</text:p>
          </table:table-cell>
          <table:table-cell office:value-type="float" office:value="1.673082732" calcext:value-type="float">
            <text:p>1.673082732</text:p>
          </table:table-cell>
          <table:table-cell office:value-type="float" office:value="1.644117866" calcext:value-type="float">
            <text:p>1.644117866</text:p>
          </table:table-cell>
          <table:table-cell office:value-type="float" office:value="1.660090847" calcext:value-type="float">
            <text:p>1.660090847</text:p>
          </table:table-cell>
          <table:table-cell office:value-type="float" office:value="1.626686516" calcext:value-type="float">
            <text:p>1.626686516</text:p>
          </table:table-cell>
          <table:table-cell office:value-type="float" office:value="1.651416078" calcext:value-type="float">
            <text:p>1.651416078</text:p>
          </table:table-cell>
          <table:table-cell office:value-type="float" office:value="1.941337678" calcext:value-type="float">
            <text:p>1.941337678</text:p>
          </table:table-cell>
          <table:table-cell office:value-type="float" office:value="1.628499696" calcext:value-type="float">
            <text:p>1.628499696</text:p>
          </table:table-cell>
          <table:table-cell office:value-type="float" office:value="1.871846957" calcext:value-type="float">
            <text:p>1.871846957</text:p>
          </table:table-cell>
          <table:table-cell table:formula="of:=AVERAGE([.C55:.L55])" office:value-type="float" office:value="1.6969636535" calcext:value-type="float">
            <text:p>1.6969636535</text:p>
          </table:table-cell>
        </table:table-row>
        <table:table-row table:style-name="ro1">
          <table:table-cell/>
          <table:table-cell table:formula="of:=[.B55]+33" office:value-type="float" office:value="743" calcext:value-type="float">
            <text:p>743</text:p>
          </table:table-cell>
          <table:table-cell office:value-type="float" office:value="1.911442256" calcext:value-type="float">
            <text:p>1.911442256</text:p>
          </table:table-cell>
          <table:table-cell office:value-type="float" office:value="1.881910637" calcext:value-type="float">
            <text:p>1.881910637</text:p>
          </table:table-cell>
          <table:table-cell office:value-type="float" office:value="1.861928536" calcext:value-type="float">
            <text:p>1.861928536</text:p>
          </table:table-cell>
          <table:table-cell office:value-type="float" office:value="1.884002638" calcext:value-type="float">
            <text:p>1.884002638</text:p>
          </table:table-cell>
          <table:table-cell office:value-type="float" office:value="1.992163698" calcext:value-type="float">
            <text:p>1.992163698</text:p>
          </table:table-cell>
          <table:table-cell office:value-type="float" office:value="1.866707116" calcext:value-type="float">
            <text:p>1.866707116</text:p>
          </table:table-cell>
          <table:table-cell office:value-type="float" office:value="1.886866525" calcext:value-type="float">
            <text:p>1.886866525</text:p>
          </table:table-cell>
          <table:table-cell office:value-type="float" office:value="1.919871352" calcext:value-type="float">
            <text:p>1.919871352</text:p>
          </table:table-cell>
          <table:table-cell office:value-type="float" office:value="1.885747717" calcext:value-type="float">
            <text:p>1.885747717</text:p>
          </table:table-cell>
          <table:table-cell office:value-type="float" office:value="1.897198441" calcext:value-type="float">
            <text:p>1.897198441</text:p>
          </table:table-cell>
          <table:table-cell table:formula="of:=AVERAGE([.C56:.L56])" office:value-type="float" office:value="1.8987838916" calcext:value-type="float">
            <text:p>1.8987838916</text:p>
          </table:table-cell>
        </table:table-row>
        <table:table-row table:style-name="ro1">
          <table:table-cell/>
          <table:table-cell table:formula="of:=[.B56]+33" office:value-type="float" office:value="776" calcext:value-type="float">
            <text:p>776</text:p>
          </table:table-cell>
          <table:table-cell office:value-type="float" office:value="2.163627152" calcext:value-type="float">
            <text:p>2.163627152</text:p>
          </table:table-cell>
          <table:table-cell office:value-type="float" office:value="2.16156514" calcext:value-type="float">
            <text:p>2.16156514</text:p>
          </table:table-cell>
          <table:table-cell office:value-type="float" office:value="2.113715924" calcext:value-type="float">
            <text:p>2.113715924</text:p>
          </table:table-cell>
          <table:table-cell office:value-type="float" office:value="2.146764978" calcext:value-type="float">
            <text:p>2.146764978</text:p>
          </table:table-cell>
          <table:table-cell office:value-type="float" office:value="2.20832517" calcext:value-type="float">
            <text:p>2.20832517</text:p>
          </table:table-cell>
          <table:table-cell office:value-type="float" office:value="2.183500992" calcext:value-type="float">
            <text:p>2.183500992</text:p>
          </table:table-cell>
          <table:table-cell office:value-type="float" office:value="2.159717289" calcext:value-type="float">
            <text:p>2.159717289</text:p>
          </table:table-cell>
          <table:table-cell office:value-type="float" office:value="2.167740489" calcext:value-type="float">
            <text:p>2.167740489</text:p>
          </table:table-cell>
          <table:table-cell office:value-type="float" office:value="2.122824867" calcext:value-type="float">
            <text:p>2.122824867</text:p>
          </table:table-cell>
          <table:table-cell office:value-type="float" office:value="2.170892696" calcext:value-type="float">
            <text:p>2.170892696</text:p>
          </table:table-cell>
          <table:table-cell table:formula="of:=AVERAGE([.C57:.L57])" office:value-type="float" office:value="2.1598674697" calcext:value-type="float">
            <text:p>2.1598674697</text:p>
          </table:table-cell>
        </table:table-row>
        <table:table-row table:style-name="ro1">
          <table:table-cell/>
          <table:table-cell table:formula="of:=[.B57]+33" office:value-type="float" office:value="809" calcext:value-type="float">
            <text:p>809</text:p>
          </table:table-cell>
          <table:table-cell office:value-type="float" office:value="2.426083658" calcext:value-type="float">
            <text:p>2.426083658</text:p>
          </table:table-cell>
          <table:table-cell office:value-type="float" office:value="2.444689397" calcext:value-type="float">
            <text:p>2.444689397</text:p>
          </table:table-cell>
          <table:table-cell office:value-type="float" office:value="2.461316185" calcext:value-type="float">
            <text:p>2.461316185</text:p>
          </table:table-cell>
          <table:table-cell office:value-type="float" office:value="2.407611376" calcext:value-type="float">
            <text:p>2.407611376</text:p>
          </table:table-cell>
          <table:table-cell office:value-type="float" office:value="2.419959001" calcext:value-type="float">
            <text:p>2.419959001</text:p>
          </table:table-cell>
          <table:table-cell office:value-type="float" office:value="2.41253298" calcext:value-type="float">
            <text:p>2.41253298</text:p>
          </table:table-cell>
          <table:table-cell office:value-type="float" office:value="2.452888134" calcext:value-type="float">
            <text:p>2.452888134</text:p>
          </table:table-cell>
          <table:table-cell office:value-type="float" office:value="2.431704961" calcext:value-type="float">
            <text:p>2.431704961</text:p>
          </table:table-cell>
          <table:table-cell office:value-type="float" office:value="2.39508412" calcext:value-type="float">
            <text:p>2.39508412</text:p>
          </table:table-cell>
          <table:table-cell office:value-type="float" office:value="2.447717856" calcext:value-type="float">
            <text:p>2.447717856</text:p>
          </table:table-cell>
          <table:table-cell table:formula="of:=AVERAGE([.C58:.L58])" office:value-type="float" office:value="2.4299587668" calcext:value-type="float">
            <text:p>2.4299587668</text:p>
          </table:table-cell>
        </table:table-row>
        <table:table-row table:style-name="ro1">
          <table:table-cell/>
          <table:table-cell table:formula="of:=[.B58]+33" office:value-type="float" office:value="842" calcext:value-type="float">
            <text:p>842</text:p>
          </table:table-cell>
          <table:table-cell office:value-type="float" office:value="2.903083507" calcext:value-type="float">
            <text:p>2.903083507</text:p>
          </table:table-cell>
          <table:table-cell office:value-type="float" office:value="2.752420035" calcext:value-type="float">
            <text:p>2.752420035</text:p>
          </table:table-cell>
          <table:table-cell office:value-type="float" office:value="2.697126938" calcext:value-type="float">
            <text:p>2.697126938</text:p>
          </table:table-cell>
          <table:table-cell office:value-type="float" office:value="2.709991447" calcext:value-type="float">
            <text:p>2.709991447</text:p>
          </table:table-cell>
          <table:table-cell office:value-type="float" office:value="2.765255482" calcext:value-type="float">
            <text:p>2.765255482</text:p>
          </table:table-cell>
          <table:table-cell office:value-type="float" office:value="2.72570105" calcext:value-type="float">
            <text:p>2.72570105</text:p>
          </table:table-cell>
          <table:table-cell office:value-type="float" office:value="2.778679857" calcext:value-type="float">
            <text:p>2.778679857</text:p>
          </table:table-cell>
          <table:table-cell office:value-type="float" office:value="2.745931884" calcext:value-type="float">
            <text:p>2.745931884</text:p>
          </table:table-cell>
          <table:table-cell office:value-type="float" office:value="2.697420236" calcext:value-type="float">
            <text:p>2.697420236</text:p>
          </table:table-cell>
          <table:table-cell office:value-type="float" office:value="2.774522934" calcext:value-type="float">
            <text:p>2.774522934</text:p>
          </table:table-cell>
          <table:table-cell table:formula="of:=AVERAGE([.C59:.L59])" office:value-type="float" office:value="2.755013337" calcext:value-type="float">
            <text:p>2.755013337</text:p>
          </table:table-cell>
        </table:table-row>
        <table:table-row table:style-name="ro1">
          <table:table-cell/>
          <table:table-cell table:formula="of:=[.B59]+33" office:value-type="float" office:value="875" calcext:value-type="float">
            <text:p>875</text:p>
          </table:table-cell>
          <table:table-cell office:value-type="float" office:value="3.038308889" calcext:value-type="float">
            <text:p>3.038308889</text:p>
          </table:table-cell>
          <table:table-cell office:value-type="float" office:value="3.196340057" calcext:value-type="float">
            <text:p>3.196340057</text:p>
          </table:table-cell>
          <table:table-cell office:value-type="float" office:value="3.029130906" calcext:value-type="float">
            <text:p>3.029130906</text:p>
          </table:table-cell>
          <table:table-cell office:value-type="float" office:value="3.091108422" calcext:value-type="float">
            <text:p>3.091108422</text:p>
          </table:table-cell>
          <table:table-cell office:value-type="float" office:value="3.324316509" calcext:value-type="float">
            <text:p>3.324316509</text:p>
          </table:table-cell>
          <table:table-cell office:value-type="float" office:value="3.125483987" calcext:value-type="float">
            <text:p>3.125483987</text:p>
          </table:table-cell>
          <table:table-cell office:value-type="float" office:value="3.069776678" calcext:value-type="float">
            <text:p>3.069776678</text:p>
          </table:table-cell>
          <table:table-cell office:value-type="float" office:value="3.073161979" calcext:value-type="float">
            <text:p>3.073161979</text:p>
          </table:table-cell>
          <table:table-cell office:value-type="float" office:value="3.03659403" calcext:value-type="float">
            <text:p>3.03659403</text:p>
          </table:table-cell>
          <table:table-cell office:value-type="float" office:value="3.046812944" calcext:value-type="float">
            <text:p>3.046812944</text:p>
          </table:table-cell>
          <table:table-cell table:formula="of:=AVERAGE([.C60:.L60])" office:value-type="float" office:value="3.1031034401" calcext:value-type="float">
            <text:p>3.1031034401</text:p>
          </table:table-cell>
        </table:table-row>
        <table:table-row table:style-name="ro1">
          <table:table-cell/>
          <table:table-cell table:formula="of:=[.B60]+33" office:value-type="float" office:value="908" calcext:value-type="float">
            <text:p>908</text:p>
          </table:table-cell>
          <table:table-cell office:value-type="float" office:value="3.382371677" calcext:value-type="float">
            <text:p>3.382371677</text:p>
          </table:table-cell>
          <table:table-cell office:value-type="float" office:value="3.384535556" calcext:value-type="float">
            <text:p>3.384535556</text:p>
          </table:table-cell>
          <table:table-cell office:value-type="float" office:value="3.376569945" calcext:value-type="float">
            <text:p>3.376569945</text:p>
          </table:table-cell>
          <table:table-cell office:value-type="float" office:value="3.430788507" calcext:value-type="float">
            <text:p>3.430788507</text:p>
          </table:table-cell>
          <table:table-cell office:value-type="float" office:value="3.490925947" calcext:value-type="float">
            <text:p>3.490925947</text:p>
          </table:table-cell>
          <table:table-cell office:value-type="float" office:value="3.494938925" calcext:value-type="float">
            <text:p>3.494938925</text:p>
          </table:table-cell>
          <table:table-cell office:value-type="float" office:value="3.407349622" calcext:value-type="float">
            <text:p>3.407349622</text:p>
          </table:table-cell>
          <table:table-cell office:value-type="float" office:value="3.49041401" calcext:value-type="float">
            <text:p>3.49041401</text:p>
          </table:table-cell>
          <table:table-cell office:value-type="float" office:value="3.374839411" calcext:value-type="float">
            <text:p>3.374839411</text:p>
          </table:table-cell>
          <table:table-cell office:value-type="float" office:value="3.379855702" calcext:value-type="float">
            <text:p>3.379855702</text:p>
          </table:table-cell>
          <table:table-cell table:formula="of:=AVERAGE([.C61:.L61])" office:value-type="float" office:value="3.4212589302" calcext:value-type="float">
            <text:p>3.4212589302</text:p>
          </table:table-cell>
        </table:table-row>
        <table:table-row table:style-name="ro1">
          <table:table-cell/>
          <table:table-cell table:formula="of:=[.B61]+33" office:value-type="float" office:value="941" calcext:value-type="float">
            <text:p>941</text:p>
          </table:table-cell>
          <table:table-cell office:value-type="float" office:value="3.746382527" calcext:value-type="float">
            <text:p>3.746382527</text:p>
          </table:table-cell>
          <table:table-cell office:value-type="float" office:value="4.169425456" calcext:value-type="float">
            <text:p>4.169425456</text:p>
          </table:table-cell>
          <table:table-cell office:value-type="float" office:value="3.805267267" calcext:value-type="float">
            <text:p>3.805267267</text:p>
          </table:table-cell>
          <table:table-cell office:value-type="float" office:value="3.794959909" calcext:value-type="float">
            <text:p>3.794959909</text:p>
          </table:table-cell>
          <table:table-cell office:value-type="float" office:value="3.759980837" calcext:value-type="float">
            <text:p>3.759980837</text:p>
          </table:table-cell>
          <table:table-cell office:value-type="float" office:value="3.797743438" calcext:value-type="float">
            <text:p>3.797743438</text:p>
          </table:table-cell>
          <table:table-cell office:value-type="float" office:value="3.779458474" calcext:value-type="float">
            <text:p>3.779458474</text:p>
          </table:table-cell>
          <table:table-cell office:value-type="float" office:value="3.828720486" calcext:value-type="float">
            <text:p>3.828720486</text:p>
          </table:table-cell>
          <table:table-cell office:value-type="float" office:value="3.783092185" calcext:value-type="float">
            <text:p>3.783092185</text:p>
          </table:table-cell>
          <table:table-cell office:value-type="float" office:value="3.83929065" calcext:value-type="float">
            <text:p>3.83929065</text:p>
          </table:table-cell>
          <table:table-cell table:formula="of:=AVERAGE([.C62:.L62])" office:value-type="float" office:value="3.8304321229" calcext:value-type="float">
            <text:p>3.8304321229</text:p>
          </table:table-cell>
        </table:table-row>
        <table:table-row table:style-name="ro1">
          <table:table-cell/>
          <table:table-cell table:formula="of:=[.B62]+33" office:value-type="float" office:value="974" calcext:value-type="float">
            <text:p>974</text:p>
          </table:table-cell>
          <table:table-cell office:value-type="float" office:value="4.326444375" calcext:value-type="float">
            <text:p>4.326444375</text:p>
          </table:table-cell>
          <table:table-cell office:value-type="float" office:value="4.466635865" calcext:value-type="float">
            <text:p>4.466635865</text:p>
          </table:table-cell>
          <table:table-cell office:value-type="float" office:value="4.268222927" calcext:value-type="float">
            <text:p>4.268222927</text:p>
          </table:table-cell>
          <table:table-cell office:value-type="float" office:value="4.227689097" calcext:value-type="float">
            <text:p>4.227689097</text:p>
          </table:table-cell>
          <table:table-cell office:value-type="float" office:value="4.187284681" calcext:value-type="float">
            <text:p>4.187284681</text:p>
          </table:table-cell>
          <table:table-cell office:value-type="float" office:value="4.2014885" calcext:value-type="float">
            <text:p>4.2014885</text:p>
          </table:table-cell>
          <table:table-cell office:value-type="float" office:value="4.311842388" calcext:value-type="float">
            <text:p>4.311842388</text:p>
          </table:table-cell>
          <table:table-cell office:value-type="float" office:value="4.307479203" calcext:value-type="float">
            <text:p>4.307479203</text:p>
          </table:table-cell>
          <table:table-cell office:value-type="float" office:value="4.193564691" calcext:value-type="float">
            <text:p>4.193564691</text:p>
          </table:table-cell>
          <table:table-cell office:value-type="float" office:value="4.146159284" calcext:value-type="float">
            <text:p>4.146159284</text:p>
          </table:table-cell>
          <table:table-cell table:formula="of:=AVERAGE([.C63:.L63])" office:value-type="float" office:value="4.2636811011" calcext:value-type="float">
            <text:p>4.2636811011</text:p>
          </table:table-cell>
        </table:table-row>
        <table:table-row table:style-name="ro1">
          <table:table-cell/>
          <table:table-cell table:formula="of:=[.B63]+33" office:value-type="float" office:value="1007" calcext:value-type="float">
            <text:p>1007</text:p>
          </table:table-cell>
          <table:table-cell office:value-type="float" office:value="4.668709153" calcext:value-type="float">
            <text:p>4.668709153</text:p>
          </table:table-cell>
          <table:table-cell office:value-type="float" office:value="5.09278133" calcext:value-type="float">
            <text:p>5.09278133</text:p>
          </table:table-cell>
          <table:table-cell office:value-type="float" office:value="4.586118013" calcext:value-type="float">
            <text:p>4.586118013</text:p>
          </table:table-cell>
          <table:table-cell office:value-type="float" office:value="4.671217882" calcext:value-type="float">
            <text:p>4.671217882</text:p>
          </table:table-cell>
          <table:table-cell office:value-type="float" office:value="4.674098967" calcext:value-type="float">
            <text:p>4.674098967</text:p>
          </table:table-cell>
          <table:table-cell office:value-type="float" office:value="4.689180839" calcext:value-type="float">
            <text:p>4.689180839</text:p>
          </table:table-cell>
          <table:table-cell office:value-type="float" office:value="4.722527354" calcext:value-type="float">
            <text:p>4.722527354</text:p>
          </table:table-cell>
          <table:table-cell office:value-type="float" office:value="4.580078596" calcext:value-type="float">
            <text:p>4.580078596</text:p>
          </table:table-cell>
          <table:table-cell office:value-type="float" office:value="4.583705908" calcext:value-type="float">
            <text:p>4.583705908</text:p>
          </table:table-cell>
          <table:table-cell office:value-type="float" office:value="4.59738686" calcext:value-type="float">
            <text:p>4.59738686</text:p>
          </table:table-cell>
          <table:table-cell table:formula="of:=AVERAGE([.C64:.L64])" office:value-type="float" office:value="4.6865804902" calcext:value-type="float">
            <text:p>4.686580490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0">00/00/0000</text:date>, <text:time style:data-style-name="N2" text:time-value="19:02:09.11846447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0T14:45:45.191429424</meta:creation-date>
    <dc:date>2015-11-10T19:42:16.058967706</dc:date>
    <meta:editing-duration>PT1H9M35S</meta:editing-duration>
    <meta:editing-cycles>8</meta:editing-cycles>
    <meta:generator>LibreOffice/4.3.3.2$Linux_x86 LibreOffice_project/430m0$Build-2</meta:generator>
    <meta:document-statistic meta:table-count="1" meta:cell-count="746" meta:object-count="0"/>
  </office:meta>
</office:document-meta>
</file>